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size="12pt" officeooo:rsid="0017383c" officeooo:paragraph-rsid="0016c4cb" style:font-name-asian="AR PL SungtiL GB1" style:font-size-asian="10.5pt" style:font-name-complex="Liberation Mono" style:font-size-complex="12pt"/>
    </style:style>
    <style:style style:name="P2" style:family="paragraph" style:parent-style-name="Table_20_Contents">
      <style:text-properties style:font-name="Liberation Serif" fo:font-size="12pt" officeooo:rsid="001a8782" officeooo:paragraph-rsid="0016c4cb" style:font-name-asian="AR PL SungtiL GB1" style:font-size-asian="10.5pt" style:font-name-complex="Liberation Mono" style:font-size-complex="12pt"/>
    </style:style>
    <style:style style:name="P3" style:family="paragraph" style:parent-style-name="Table_20_Contents">
      <style:text-properties style:font-name="Liberation Serif" fo:font-size="12pt" officeooo:paragraph-rsid="0016c4cb" style:font-name-asian="AR PL SungtiL GB1" style:font-size-asian="10.5pt" style:font-name-complex="Liberation Mono" style:font-size-complex="12pt"/>
    </style:style>
    <style:style style:name="P4" style:family="paragraph" style:parent-style-name="Standard">
      <style:text-properties fo:language="es" fo:country="ES" style:text-underline-style="none" officeooo:rsid="00012a13" officeooo:paragraph-rsid="0016c4cb"/>
    </style:style>
    <style:style style:name="P5" style:family="paragraph" style:parent-style-name="Standard">
      <style:text-properties fo:language="es" fo:country="ES" style:text-underline-style="none" officeooo:rsid="0002541d" officeooo:paragraph-rsid="0016c4cb"/>
    </style:style>
    <style:style style:name="P6" style:family="paragraph" style:parent-style-name="Standard">
      <style:text-properties fo:language="es" fo:country="ES" fo:font-weight="bold" officeooo:rsid="000018ec" officeooo:paragraph-rsid="0016c4cb" style:font-weight-asian="bold" style:font-weight-complex="bold"/>
    </style:style>
    <style:style style:name="P7" style:family="paragraph" style:parent-style-name="Standard">
      <style:text-properties fo:language="es" fo:country="ES" officeooo:rsid="000018ec" officeooo:paragraph-rsid="0016c4cb"/>
    </style:style>
    <style:style style:name="P8" style:family="paragraph" style:parent-style-name="Standard">
      <style:paragraph-properties fo:text-align="justify" style:justify-single-word="false"/>
      <style:text-properties fo:language="es" fo:country="ES" officeooo:rsid="000018ec" officeooo:paragraph-rsid="001cf8a1"/>
    </style:style>
    <style:style style:name="P9" style:family="paragraph" style:parent-style-name="Standard">
      <style:text-properties fo:language="es" fo:country="ES" officeooo:rsid="00012a13" officeooo:paragraph-rsid="0016c4cb"/>
    </style:style>
    <style:style style:name="P10" style:family="paragraph" style:parent-style-name="Standard">
      <style:text-properties fo:font-size="16pt" fo:language="es" fo:country="ES" style:text-underline-style="solid" style:text-underline-width="auto" style:text-underline-color="font-color" fo:font-weight="normal" officeooo:rsid="0002541d" officeooo:paragraph-rsid="0016c4cb" style:font-size-asian="14pt" style:font-weight-asian="normal" style:font-size-complex="16pt" style:font-weight-complex="normal"/>
    </style:style>
    <style:style style:name="P11" style:family="paragraph" style:parent-style-name="Standard">
      <style:text-properties fo:font-size="16pt" fo:language="es" fo:country="ES" style:text-underline-style="none" fo:font-weight="normal" officeooo:rsid="001dc277" officeooo:paragraph-rsid="001dc277" style:font-size-asian="14pt" style:font-weight-asian="normal" style:font-size-complex="16pt" style:font-weight-complex="normal"/>
    </style:style>
    <style:style style:name="P12" style:family="paragraph" style:parent-style-name="Standard">
      <style:text-properties fo:font-size="16pt" fo:language="es" fo:country="ES" fo:font-style="normal" style:text-underline-style="none" fo:font-weight="normal" officeooo:rsid="0002541d" officeooo:paragraph-rsid="0016c4cb" style:font-size-asian="14pt" style:font-style-asian="normal" style:font-weight-asian="normal" style:font-size-complex="16pt" style:font-style-complex="normal" style:font-weight-complex="normal"/>
    </style:style>
    <style:style style:name="P13" style:family="paragraph" style:parent-style-name="Preformatted_20_Text">
      <style:text-properties style:font-name="Liberation Serif" fo:font-size="12pt" fo:language="es" fo:country="ES" officeooo:rsid="0010beac" officeooo:paragraph-rsid="0016c4cb" style:font-size-asian="10.5pt" style:font-size-complex="12pt"/>
    </style:style>
    <style:style style:name="P14" style:family="paragraph" style:parent-style-name="Preformatted_20_Text">
      <style:text-properties style:font-name="Liberation Serif" fo:font-size="12pt" fo:language="es" fo:country="ES" style:text-underline-style="none" officeooo:rsid="0002541d" officeooo:paragraph-rsid="0016c4cb" style:font-size-asian="10.5pt" style:font-size-complex="12pt"/>
    </style:style>
    <style:style style:name="P15" style:family="paragraph" style:parent-style-name="Preformatted_20_Text">
      <style:text-properties style:font-name="Liberation Serif" fo:font-size="12pt" fo:language="es" fo:country="ES" style:text-underline-style="solid" style:text-underline-width="auto" style:text-underline-color="font-color" fo:font-weight="normal" officeooo:rsid="0017383c" officeooo:paragraph-rsid="0016c4cb" style:font-size-asian="12pt" style:font-weight-asian="normal" style:font-size-complex="12pt" style:font-weight-complex="normal"/>
    </style:style>
    <style:style style:name="P16" style:family="paragraph" style:parent-style-name="Preformatted_20_Text">
      <style:text-properties style:font-name="Liberation Serif" fo:font-size="12pt" officeooo:rsid="00131b42" officeooo:paragraph-rsid="0016c4cb" style:font-size-asian="12pt" style:font-size-complex="12pt"/>
    </style:style>
    <style:style style:name="P17" style:family="paragraph" style:parent-style-name="Preformatted_20_Text">
      <style:text-properties style:font-name="Liberation Serif" fo:font-size="12pt" officeooo:rsid="00143a95" officeooo:paragraph-rsid="0016c4cb" style:font-size-asian="12pt" style:font-size-complex="12pt"/>
    </style:style>
    <style:style style:name="P18" style:family="paragraph" style:parent-style-name="Preformatted_20_Text">
      <style:text-properties style:font-name="Liberation Serif" fo:font-size="12pt" officeooo:rsid="00162c3a" officeooo:paragraph-rsid="0016c4cb" style:font-size-asian="12pt" style:font-size-complex="12pt"/>
    </style:style>
    <style:style style:name="P19" style:family="paragraph" style:parent-style-name="Preformatted_20_Text">
      <style:text-properties style:font-name="Liberation Serif" fo:font-size="12pt" officeooo:rsid="0023386d" officeooo:paragraph-rsid="0016c4cb" style:font-size-asian="12pt" style:font-size-complex="12pt"/>
    </style:style>
    <style:style style:name="P20" style:family="paragraph" style:parent-style-name="Preformatted_20_Text">
      <style:text-properties style:font-name="Liberation Serif" fo:font-size="12pt" officeooo:rsid="00129da7" officeooo:paragraph-rsid="0016c4cb" style:font-size-asian="12pt" style:font-size-complex="12pt"/>
    </style:style>
    <style:style style:name="P21" style:family="paragraph" style:parent-style-name="Preformatted_20_Text">
      <style:text-properties style:font-name="Liberation Serif" fo:font-size="12pt" officeooo:rsid="0028efe4" officeooo:paragraph-rsid="0016c4cb" style:font-size-asian="12pt" style:font-size-complex="12pt"/>
    </style:style>
    <style:style style:name="P22" style:family="paragraph" style:parent-style-name="Preformatted_20_Text">
      <style:text-properties style:font-name="Liberation Serif" fo:font-size="12pt" officeooo:rsid="00268784" officeooo:paragraph-rsid="0016c4cb" style:font-size-asian="12pt" style:font-size-complex="12pt"/>
    </style:style>
    <style:style style:name="P23" style:family="paragraph" style:parent-style-name="Preformatted_20_Text">
      <style:text-properties style:font-name="Liberation Serif" fo:font-size="12pt" officeooo:paragraph-rsid="0016c4cb" style:font-size-asian="12pt" style:font-size-complex="12pt"/>
    </style:style>
    <style:style style:name="P24" style:family="paragraph" style:parent-style-name="Preformatted_20_Text">
      <style:text-properties style:font-name="Liberation Serif" fo:font-size="12pt" officeooo:paragraph-rsid="001a542b" style:font-size-asian="12pt" style:font-size-complex="12pt"/>
    </style:style>
    <style:style style:name="P25" style:family="paragraph" style:parent-style-name="Preformatted_20_Text">
      <style:text-properties style:font-name="Liberation Serif" fo:font-size="12pt" officeooo:rsid="0011eba2" officeooo:paragraph-rsid="001a542b" style:font-size-asian="12pt" style:font-size-complex="12pt"/>
    </style:style>
    <style:style style:name="P26" style:family="paragraph" style:parent-style-name="Preformatted_20_Text">
      <style:text-properties style:font-name="Liberation Serif" fo:font-size="12pt" officeooo:rsid="0017383c" officeooo:paragraph-rsid="0016c4cb" style:font-size-asian="10.5pt" style:font-size-complex="12pt"/>
    </style:style>
    <style:style style:name="P27" style:family="paragraph" style:parent-style-name="Preformatted_20_Text">
      <style:text-properties style:font-name="Liberation Serif" fo:font-size="12pt" officeooo:rsid="0024386c" officeooo:paragraph-rsid="0016c4cb" style:font-size-asian="10.5pt" style:font-size-complex="12pt"/>
    </style:style>
    <style:style style:name="P28" style:family="paragraph" style:parent-style-name="Preformatted_20_Text">
      <style:text-properties style:font-name="Liberation Serif" fo:font-size="12pt" officeooo:rsid="0024386c" officeooo:paragraph-rsid="001b4003" style:font-size-asian="10.5pt" style:font-size-complex="12pt"/>
    </style:style>
    <style:style style:name="P29" style:family="paragraph" style:parent-style-name="Preformatted_20_Text">
      <style:text-properties style:font-name="Liberation Serif" fo:font-size="12pt" officeooo:rsid="0025bf81" officeooo:paragraph-rsid="0016c4cb" style:font-size-asian="10.5pt" style:font-size-complex="12pt"/>
    </style:style>
    <style:style style:name="P30" style:family="paragraph" style:parent-style-name="Preformatted_20_Text">
      <style:text-properties style:font-name="Liberation Serif" fo:font-size="12pt" officeooo:rsid="0025bf81" officeooo:paragraph-rsid="001cf8a1" style:font-size-asian="10.5pt" style:font-size-complex="12pt"/>
    </style:style>
    <style:style style:name="P31" style:family="paragraph" style:parent-style-name="Preformatted_20_Text">
      <style:text-properties style:font-name="Liberation Serif" fo:font-size="12pt" officeooo:rsid="0026df12" officeooo:paragraph-rsid="0016c4cb" style:font-size-asian="10.5pt" style:font-size-complex="12pt"/>
    </style:style>
    <style:style style:name="P32" style:family="paragraph" style:parent-style-name="Preformatted_20_Text">
      <style:text-properties style:font-name="Liberation Serif" fo:font-size="12pt" officeooo:rsid="00279c56" officeooo:paragraph-rsid="0016c4cb" style:font-size-asian="10.5pt" style:font-size-complex="12pt"/>
    </style:style>
    <style:style style:name="P33" style:family="paragraph" style:parent-style-name="Preformatted_20_Text">
      <style:text-properties style:font-name="Liberation Serif" fo:font-size="12pt" officeooo:rsid="0010beac" officeooo:paragraph-rsid="0016c4cb" style:font-size-asian="10.5pt" style:font-size-complex="12pt"/>
    </style:style>
    <style:style style:name="P34" style:family="paragraph" style:parent-style-name="Preformatted_20_Text">
      <style:text-properties style:font-name="Liberation Serif" fo:font-size="12pt" officeooo:rsid="0010beac" officeooo:paragraph-rsid="001839f2" style:font-size-asian="10.5pt" style:font-size-complex="12pt"/>
    </style:style>
    <style:style style:name="P35" style:family="paragraph" style:parent-style-name="Preformatted_20_Text">
      <style:text-properties style:font-name="Liberation Serif" fo:font-size="12pt" officeooo:rsid="0010beac" officeooo:paragraph-rsid="001a542b" style:font-size-asian="10.5pt" style:font-size-complex="12pt"/>
    </style:style>
    <style:style style:name="P36" style:family="paragraph" style:parent-style-name="Preformatted_20_Text">
      <style:text-properties style:font-name="Liberation Serif" fo:font-size="12pt" officeooo:rsid="0011eba2" officeooo:paragraph-rsid="0016c4cb" style:font-size-asian="10.5pt" style:font-size-complex="12pt"/>
    </style:style>
    <style:style style:name="P37" style:family="paragraph" style:parent-style-name="Preformatted_20_Text">
      <style:text-properties style:font-name="Liberation Serif" fo:font-size="12pt" officeooo:rsid="0011eba2" officeooo:paragraph-rsid="001839f2" style:font-size-asian="10.5pt" style:font-size-complex="12pt"/>
    </style:style>
    <style:style style:name="P38" style:family="paragraph" style:parent-style-name="Preformatted_20_Text">
      <style:text-properties style:font-name="Liberation Serif" fo:font-size="12pt" officeooo:rsid="00129da7" officeooo:paragraph-rsid="0016c4cb" style:font-size-asian="10.5pt" style:font-size-complex="12pt"/>
    </style:style>
    <style:style style:name="P39" style:family="paragraph" style:parent-style-name="Preformatted_20_Text">
      <style:text-properties style:font-name="Liberation Serif" fo:font-size="12pt" officeooo:rsid="00129da7" officeooo:paragraph-rsid="001839f2" style:font-size-asian="10.5pt" style:font-size-complex="12pt"/>
    </style:style>
    <style:style style:name="P40" style:family="paragraph" style:parent-style-name="Preformatted_20_Text">
      <style:text-properties style:font-name="Liberation Serif" fo:font-size="12pt" officeooo:rsid="00268784" officeooo:paragraph-rsid="0016c4cb" style:font-size-asian="10.5pt" style:font-size-complex="12pt"/>
    </style:style>
    <style:style style:name="P41" style:family="paragraph" style:parent-style-name="Preformatted_20_Text">
      <style:text-properties style:font-name="Liberation Serif" fo:font-size="14pt" fo:language="es" fo:country="ES" style:text-underline-style="solid" style:text-underline-width="auto" style:text-underline-color="font-color" fo:font-weight="normal" officeooo:rsid="00208b95" officeooo:paragraph-rsid="0016c4cb" style:font-size-asian="12.25pt" style:font-weight-asian="normal" style:font-size-complex="14pt" style:font-weight-complex="normal"/>
    </style:style>
    <style:style style:name="P42" style:family="paragraph" style:parent-style-name="Preformatted_20_Text">
      <style:text-properties style:font-name="Liberation Serif" fo:font-size="14pt" officeooo:rsid="0018a3b8" officeooo:paragraph-rsid="0016c4cb" style:font-size-asian="14pt" style:font-size-complex="14pt"/>
    </style:style>
    <style:style style:name="P43" style:family="paragraph" style:parent-style-name="Preformatted_20_Text">
      <style:text-properties style:font-name="Liberation Serif" fo:font-size="14pt" officeooo:rsid="0017383c" officeooo:paragraph-rsid="0016c4cb" style:font-size-asian="14pt" style:font-size-complex="14pt"/>
    </style:style>
    <style:style style:name="P44" style:family="paragraph" style:parent-style-name="Preformatted_20_Text">
      <style:text-properties style:font-name="Liberation Serif" fo:font-size="14pt" officeooo:rsid="00129da7" officeooo:paragraph-rsid="0016c4cb" style:font-size-asian="14pt" style:font-size-complex="14pt"/>
    </style:style>
    <style:style style:name="P45" style:family="paragraph" style:parent-style-name="Preformatted_20_Text">
      <style:text-properties style:font-name="Liberation Serif" fo:font-size="14pt" officeooo:rsid="00268784" officeooo:paragraph-rsid="0016c4cb" style:font-size-asian="14pt" style:font-size-complex="14pt"/>
    </style:style>
    <style:style style:name="P46" style:family="paragraph" style:parent-style-name="Preformatted_20_Text">
      <style:text-properties style:font-name="Liberation Serif" fo:font-size="20pt" officeooo:rsid="0018a3b8" officeooo:paragraph-rsid="0016c4cb" style:font-size-asian="17.5pt" style:font-size-complex="20pt"/>
    </style:style>
    <style:style style:name="P47" style:family="paragraph" style:parent-style-name="Table_20_Contents">
      <style:text-properties style:font-name="Liberation Serif" fo:font-size="12pt" fo:font-weight="bold" officeooo:rsid="0017383c" officeooo:paragraph-rsid="0016c4cb" style:font-name-asian="AR PL SungtiL GB1" style:font-size-asian="10.5pt" style:font-weight-asian="bold" style:font-name-complex="Liberation Mono" style:font-size-complex="12pt" style:font-weight-complex="bold"/>
    </style:style>
    <style:style style:name="P48" style:family="paragraph" style:parent-style-name="Table_20_Contents">
      <style:text-properties style:font-name="Liberation Serif" fo:font-size="12pt" fo:font-weight="bold" officeooo:rsid="0019c976" officeooo:paragraph-rsid="0016c4cb" style:font-name-asian="AR PL SungtiL GB1" style:font-size-asian="10.5pt" style:font-weight-asian="bold" style:font-name-complex="Liberation Mono" style:font-size-complex="12pt" style:font-weight-complex="bold"/>
    </style:style>
    <style:style style:name="P49" style:family="paragraph" style:parent-style-name="Table_20_Contents">
      <style:text-properties style:font-name="Liberation Serif" fo:font-size="12pt" fo:font-weight="bold" officeooo:rsid="0018718c" officeooo:paragraph-rsid="0016c4cb" style:font-name-asian="AR PL SungtiL GB1" style:font-size-asian="10.5pt" style:font-weight-asian="bold" style:font-name-complex="Liberation Mono" style:font-size-complex="12pt" style:font-weight-complex="bold"/>
    </style:style>
    <style:style style:name="P50" style:family="paragraph" style:parent-style-name="Table_20_Contents">
      <style:text-properties style:font-name="Liberation Serif" fo:font-size="12pt" fo:font-weight="bold" officeooo:rsid="001a8782" officeooo:paragraph-rsid="0016c4cb" style:font-name-asian="AR PL SungtiL GB1" style:font-size-asian="10.5pt" style:font-weight-asian="bold" style:font-name-complex="Liberation Mono" style:font-size-complex="12pt" style:font-weight-complex="bold"/>
    </style:style>
    <style:style style:name="P51" style:family="paragraph" style:parent-style-name="Standard">
      <style:text-properties fo:font-size="16pt" fo:language="es" fo:country="ES" style:text-underline-style="none" fo:font-weight="normal" officeooo:rsid="001dc277" officeooo:paragraph-rsid="001dc277" style:font-size-asian="14pt" style:font-weight-asian="normal" style:font-size-complex="16pt" style:font-weight-complex="normal"/>
    </style:style>
    <style:style style:name="P52" style:family="paragraph" style:parent-style-name="Standard">
      <style:paragraph-properties fo:text-align="end" style:justify-single-word="false"/>
      <style:text-properties fo:font-size="16pt" fo:language="es" fo:country="ES" style:text-underline-style="none" fo:font-weight="normal" officeooo:rsid="001dc277" officeooo:paragraph-rsid="001e9fef" style:font-size-asian="14pt" style:font-weight-asian="normal" style:font-size-complex="16pt" style:font-weight-complex="normal"/>
    </style:style>
    <style:style style:name="P53" style:family="paragraph" style:parent-style-name="Standard">
      <style:text-properties fo:font-size="16pt" fo:language="es" fo:country="ES" style:text-underline-style="none" fo:font-weight="normal" officeooo:rsid="001e9fef" officeooo:paragraph-rsid="001e9fef" style:font-size-asian="14pt" style:font-weight-asian="normal" style:font-size-complex="16pt" style:font-weight-complex="normal"/>
    </style:style>
    <style:style style:name="P54" style:family="paragraph" style:parent-style-name="Standard">
      <style:paragraph-properties fo:text-align="center" style:justify-single-word="false"/>
      <style:text-properties fo:font-size="16pt" fo:language="es" fo:country="ES" style:text-underline-style="none" fo:font-weight="normal" officeooo:rsid="001e9fef" officeooo:paragraph-rsid="001e9fef" style:font-size-asian="14pt" style:font-weight-asian="normal" style:font-size-complex="16pt" style:font-weight-complex="normal"/>
    </style:style>
    <style:style style:name="P55" style:family="paragraph" style:parent-style-name="Standard">
      <style:paragraph-properties fo:text-align="end" style:justify-single-word="false"/>
      <style:text-properties fo:font-size="16pt" fo:language="es" fo:country="ES" style:text-underline-style="none" fo:font-weight="normal" officeooo:rsid="001e9fef" officeooo:paragraph-rsid="001e9fef" style:font-size-asian="14pt" style:font-weight-asian="normal" style:font-size-complex="16pt" style:font-weight-complex="normal"/>
    </style:style>
    <style:style style:name="P56" style:family="paragraph" style:parent-style-name="Standard">
      <style:text-properties fo:font-size="16pt" fo:language="es" fo:country="ES" style:text-underline-style="none" fo:font-weight="normal" officeooo:rsid="001e9fef" officeooo:paragraph-rsid="002002f8" style:font-size-asian="14pt" style:font-weight-asian="normal" style:font-size-complex="16pt" style:font-weight-complex="normal"/>
    </style:style>
    <style:style style:name="P57" style:family="paragraph" style:parent-style-name="Standard">
      <style:text-properties fo:font-size="16pt" fo:language="es" fo:country="ES" style:text-underline-style="none" fo:font-weight="normal" officeooo:rsid="002002f8" officeooo:paragraph-rsid="002002f8" style:font-size-asian="14pt" style:font-weight-asian="normal" style:font-size-complex="16pt" style:font-weight-complex="normal"/>
    </style:style>
    <style:style style:name="P58" style:family="paragraph" style:parent-style-name="Standard">
      <style:text-properties fo:font-size="16pt" fo:language="es" fo:country="ES" style:text-underline-style="none" fo:font-weight="normal" officeooo:rsid="00248583" officeooo:paragraph-rsid="00248583" style:font-size-asian="14pt" style:font-weight-asian="normal" style:font-size-complex="16pt" style:font-weight-complex="normal"/>
    </style:style>
    <style:style style:name="P59" style:family="paragraph" style:parent-style-name="Standard">
      <style:text-properties fo:font-size="16pt" fo:language="es" fo:country="ES" style:text-underline-style="solid" style:text-underline-width="auto" style:text-underline-color="font-color" fo:font-weight="normal" officeooo:rsid="0002541d" officeooo:paragraph-rsid="0016c4cb" style:font-size-asian="14pt" style:font-weight-asian="normal" style:font-size-complex="16pt" style:font-weight-complex="normal"/>
    </style:style>
    <style:style style:name="P60" style:family="paragraph" style:parent-style-name="Standard">
      <style:text-properties fo:font-size="16pt" fo:language="es" fo:country="ES" style:text-underline-style="solid" style:text-underline-width="auto" style:text-underline-color="font-color" fo:font-weight="normal" officeooo:rsid="001e9fef" officeooo:paragraph-rsid="001e9fef" style:font-size-asian="14pt" style:font-weight-asian="normal" style:font-size-complex="16pt" style:font-weight-complex="normal"/>
    </style:style>
    <style:style style:name="P61" style:family="paragraph" style:parent-style-name="Standard">
      <style:paragraph-properties fo:text-align="end" style:justify-single-word="false"/>
      <style:text-properties fo:font-size="16pt" fo:language="es" fo:country="ES" style:text-underline-style="solid" style:text-underline-width="auto" style:text-underline-color="font-color" fo:font-weight="normal" officeooo:rsid="001e9fef" officeooo:paragraph-rsid="001e9fef" style:font-size-asian="14pt" style:font-weight-asian="normal" style:font-size-complex="16pt" style:font-weight-complex="normal"/>
    </style:style>
    <style:style style:name="P62" style:family="paragraph" style:parent-style-name="Standard">
      <style:text-properties fo:font-size="16pt" fo:language="es" fo:country="ES" fo:font-style="normal" style:text-underline-style="none" fo:font-weight="normal" officeooo:rsid="001839f2" officeooo:paragraph-rsid="001839f2" style:font-size-asian="14pt" style:font-style-asian="normal" style:font-weight-asian="normal" style:font-size-complex="16pt" style:font-style-complex="normal" style:font-weight-complex="normal"/>
    </style:style>
    <style:style style:name="P63" style:family="paragraph" style:parent-style-name="Standard">
      <style:paragraph-properties fo:text-align="end" style:justify-single-word="false"/>
      <style:text-properties fo:language="es" fo:country="ES" style:text-underline-style="none" officeooo:rsid="00248583" officeooo:paragraph-rsid="00248583"/>
    </style:style>
    <style:style style:name="P64" style:family="paragraph" style:parent-style-name="Standard">
      <style:paragraph-properties fo:text-align="center" style:justify-single-word="false"/>
      <style:text-properties fo:font-size="24pt" fo:language="es" fo:country="ES" style:text-underline-style="none" fo:font-weight="normal" officeooo:rsid="001e9fef" officeooo:paragraph-rsid="001e9fef" style:font-size-asian="24pt" style:font-weight-asian="normal" style:font-size-complex="24pt" style:font-weight-complex="normal"/>
    </style:style>
    <style:style style:name="P65" style:family="paragraph" style:parent-style-name="Standard">
      <style:text-properties fo:font-size="18pt" fo:language="es" fo:country="ES" fo:font-style="normal" style:text-underline-style="none" fo:font-weight="normal" officeooo:rsid="001839f2" officeooo:paragraph-rsid="001839f2" style:font-size-asian="18pt" style:font-style-asian="normal" style:font-weight-asian="normal" style:font-size-complex="18pt" style:font-style-complex="normal" style:font-weight-complex="normal"/>
    </style:style>
    <style:style style:name="P66" style:family="paragraph" style:parent-style-name="Standard">
      <style:text-properties fo:font-size="18pt" fo:language="es" fo:country="ES" style:text-underline-style="none" fo:font-weight="normal" officeooo:rsid="0002541d" officeooo:paragraph-rsid="0016c4cb" style:font-size-asian="18pt" style:font-weight-asian="normal" style:font-size-complex="18pt" style:font-weight-complex="normal"/>
    </style:style>
    <style:style style:name="P67" style:family="paragraph" style:parent-style-name="Standard">
      <style:paragraph-properties fo:text-align="end" style:justify-single-word="false"/>
      <style:text-properties fo:font-size="14pt" fo:language="es" fo:country="ES" fo:font-style="normal" style:text-underline-style="none" fo:font-weight="normal" officeooo:rsid="002002f8" officeooo:paragraph-rsid="002002f8" style:font-size-asian="12.25pt" style:font-style-asian="normal" style:font-weight-asian="normal" style:font-size-complex="14pt" style:font-style-complex="normal" style:font-weight-complex="normal"/>
    </style:style>
    <style:style style:name="P68" style:family="paragraph" style:parent-style-name="Standard" style:list-style-name="L1">
      <style:text-properties style:font-name="Liberation Serif" fo:font-size="12pt" officeooo:rsid="0018a3b8" officeooo:paragraph-rsid="0016c4cb" style:font-size-asian="14pt" style:font-size-complex="14pt"/>
    </style:style>
    <style:style style:name="P69" style:family="paragraph" style:parent-style-name="Standard" style:list-style-name="L1">
      <style:text-properties style:font-name="Liberation Serif" fo:font-size="12pt" officeooo:rsid="0019c976" officeooo:paragraph-rsid="0016c4cb" style:font-size-asian="14pt" style:font-size-complex="14pt"/>
    </style:style>
    <style:style style:name="P70" style:family="paragraph" style:parent-style-name="Standard" style:list-style-name="L1">
      <style:text-properties style:font-name="Liberation Serif" fo:font-size="14pt" officeooo:rsid="0018a3b8" officeooo:paragraph-rsid="0016c4cb" style:font-size-asian="14pt" style:font-size-complex="14pt"/>
    </style:style>
    <style:style style:name="P71" style:family="paragraph" style:parent-style-name="Preformatted_20_Text">
      <style:text-properties style:font-name="Liberation Serif" fo:font-size="14pt" officeooo:rsid="0010beac" officeooo:paragraph-rsid="0016c4cb" style:font-size-asian="14pt" style:font-size-complex="14pt"/>
    </style:style>
    <style:style style:name="P72" style:family="paragraph" style:parent-style-name="Preformatted_20_Text">
      <style:text-properties style:font-name="Liberation Serif" fo:font-size="14pt" officeooo:rsid="00162c3a" officeooo:paragraph-rsid="001e9fef" style:font-size-asian="14pt" style:font-size-complex="14pt"/>
    </style:style>
    <style:style style:name="P73" style:family="paragraph" style:parent-style-name="Preformatted_20_Text">
      <style:paragraph-properties fo:text-align="end" style:justify-single-word="false"/>
      <style:text-properties style:font-name="Liberation Serif" fo:font-size="14pt" officeooo:rsid="00162c3a" officeooo:paragraph-rsid="0016c4cb" style:font-size-asian="14pt" style:font-size-complex="14pt"/>
    </style:style>
    <style:style style:name="P74" style:family="paragraph" style:parent-style-name="Preformatted_20_Text">
      <style:text-properties style:font-name="Liberation Serif" fo:font-size="14pt" officeooo:rsid="0017383c" officeooo:paragraph-rsid="0016c4cb" style:font-size-asian="14pt" style:font-size-complex="14pt"/>
    </style:style>
    <style:style style:name="P75" style:family="paragraph" style:parent-style-name="Preformatted_20_Text">
      <style:text-properties style:font-name="Liberation Serif" fo:font-size="14pt" officeooo:paragraph-rsid="001a542b" style:font-size-asian="14pt" style:font-size-complex="14pt"/>
    </style:style>
    <style:style style:name="P76" style:family="paragraph" style:parent-style-name="Preformatted_20_Text">
      <style:text-properties style:font-name="Liberation Serif" fo:font-size="14pt" officeooo:rsid="00268784" officeooo:paragraph-rsid="0016c4cb" style:font-size-asian="14pt" style:font-size-complex="14pt"/>
    </style:style>
    <style:style style:name="P77" style:family="paragraph" style:parent-style-name="Preformatted_20_Text">
      <style:text-properties style:font-name="Liberation Serif" fo:font-size="14pt" officeooo:paragraph-rsid="0016c4cb" style:font-size-asian="14pt" style:font-size-complex="14pt"/>
    </style:style>
    <style:style style:name="P78" style:family="paragraph" style:parent-style-name="Preformatted_20_Text">
      <style:paragraph-properties fo:text-align="end" style:justify-single-word="false"/>
      <style:text-properties style:font-name="Liberation Serif" fo:font-size="14pt" officeooo:rsid="0022bd27" officeooo:paragraph-rsid="0022bd27" style:font-size-asian="14pt" style:font-size-complex="14pt"/>
    </style:style>
    <style:style style:name="P79" style:family="paragraph" style:parent-style-name="Preformatted_20_Text">
      <style:paragraph-properties fo:text-align="end" style:justify-single-word="false"/>
      <style:text-properties style:font-name="Liberation Serif" fo:font-size="14pt" officeooo:rsid="00248583" officeooo:paragraph-rsid="00248583" style:font-size-asian="14pt" style:font-size-complex="14pt"/>
    </style:style>
    <style:style style:name="P80" style:family="paragraph" style:parent-style-name="Preformatted_20_Text">
      <style:text-properties style:font-name="Liberation Serif" fo:font-size="14pt" fo:language="es" fo:country="ES" style:text-underline-style="none" fo:font-weight="normal" officeooo:rsid="0017383c" officeooo:paragraph-rsid="002002f8" style:font-size-asian="14pt" style:font-weight-asian="normal" style:font-size-complex="14pt" style:font-weight-complex="normal"/>
    </style:style>
    <style:style style:name="P81" style:family="paragraph" style:parent-style-name="Preformatted_20_Text">
      <style:text-properties style:font-name="Liberation Serif" fo:font-size="14pt" fo:language="es" fo:country="ES" style:text-underline-style="none" fo:font-weight="normal" officeooo:rsid="0022bd27" officeooo:paragraph-rsid="0022bd27" style:font-size-asian="14pt" style:font-weight-asian="normal" style:font-size-complex="14pt" style:font-weight-complex="normal"/>
    </style:style>
    <style:style style:name="P82" style:family="paragraph" style:parent-style-name="Preformatted_20_Text">
      <style:paragraph-properties fo:text-align="end" style:justify-single-word="false"/>
      <style:text-properties style:font-name="Liberation Serif" fo:font-size="14pt" officeooo:rsid="002002f8" officeooo:paragraph-rsid="002002f8" style:font-size-asian="12.25pt" style:font-size-complex="14pt"/>
    </style:style>
    <style:style style:name="P83" style:family="paragraph" style:parent-style-name="Preformatted_20_Text">
      <style:paragraph-properties fo:text-align="end" style:justify-single-word="false"/>
      <style:text-properties style:font-name="Liberation Serif" fo:font-size="14pt" officeooo:rsid="0020e178" officeooo:paragraph-rsid="0020e178" style:font-size-asian="12.25pt" style:font-size-complex="14pt"/>
    </style:style>
    <style:style style:name="P84" style:family="paragraph" style:parent-style-name="Preformatted_20_Text">
      <style:paragraph-properties fo:text-align="start" style:justify-single-word="false"/>
      <style:text-properties style:font-name="Liberation Serif" fo:font-size="14pt" officeooo:rsid="0020e178" officeooo:paragraph-rsid="0020e178" style:font-size-asian="12.25pt" style:font-size-complex="14pt"/>
    </style:style>
    <style:style style:name="P85" style:family="paragraph" style:parent-style-name="Preformatted_20_Text">
      <style:text-properties style:font-name="Liberation Serif" fo:font-size="14pt" officeooo:rsid="0025bf81" officeooo:paragraph-rsid="0016c4cb" style:font-size-asian="12.25pt" style:font-size-complex="14pt"/>
    </style:style>
    <style:style style:name="P86" style:family="paragraph" style:parent-style-name="Preformatted_20_Text">
      <style:text-properties style:font-name="Liberation Serif" fo:font-size="14pt" fo:font-weight="bold" officeooo:rsid="0010beac" officeooo:paragraph-rsid="0016c4cb" style:font-size-asian="14pt" style:font-weight-asian="bold" style:font-size-complex="14pt" style:font-weight-complex="bold"/>
    </style:style>
    <style:style style:name="P87" style:family="paragraph" style:parent-style-name="Preformatted_20_Text">
      <style:text-properties style:font-name="Liberation Serif" fo:font-size="14pt" fo:font-weight="normal" officeooo:rsid="0010beac" officeooo:paragraph-rsid="0016c4cb" style:font-size-asian="14pt" style:font-weight-asian="normal" style:font-size-complex="14pt" style:font-weight-complex="normal"/>
    </style:style>
    <style:style style:name="P88" style:family="paragraph" style:parent-style-name="Preformatted_20_Text">
      <style:text-properties style:font-name="Liberation Serif" fo:font-size="20pt" officeooo:rsid="0018a3b8" officeooo:paragraph-rsid="0016c4cb" style:font-size-asian="17.5pt" style:font-size-complex="20pt"/>
    </style:style>
    <style:style style:name="P89" style:family="paragraph" style:parent-style-name="Preformatted_20_Text">
      <style:text-properties style:font-name="Liberation Serif" fo:font-size="12pt" officeooo:rsid="00162c3a" officeooo:paragraph-rsid="0016c4cb" style:font-size-asian="12pt" style:font-size-complex="12pt"/>
    </style:style>
    <style:style style:name="P90" style:family="paragraph" style:parent-style-name="Preformatted_20_Text">
      <style:text-properties style:font-name="Liberation Serif" fo:font-size="12pt" officeooo:rsid="00162c3a" officeooo:paragraph-rsid="001e9fef" style:font-size-asian="12pt" style:font-size-complex="12pt"/>
    </style:style>
    <style:style style:name="P91" style:family="paragraph" style:parent-style-name="Preformatted_20_Text">
      <style:text-properties style:font-name="Liberation Serif" fo:font-size="12pt" officeooo:rsid="0019c976" officeooo:paragraph-rsid="001e9fef" style:font-size-asian="12pt" style:font-size-complex="12pt"/>
    </style:style>
    <style:style style:name="P92" style:family="paragraph" style:parent-style-name="Preformatted_20_Text">
      <style:text-properties style:font-name="Liberation Serif" fo:font-size="12pt" officeooo:paragraph-rsid="001839f2" style:font-size-asian="12pt" style:font-size-complex="12pt"/>
    </style:style>
    <style:style style:name="P93" style:family="paragraph" style:parent-style-name="Preformatted_20_Text">
      <style:text-properties style:font-name="Liberation Serif" fo:font-size="12pt" officeooo:paragraph-rsid="001a542b" style:font-size-asian="12pt" style:font-size-complex="12pt"/>
    </style:style>
    <style:style style:name="P94" style:family="paragraph" style:parent-style-name="Preformatted_20_Text">
      <style:text-properties style:font-name="Liberation Serif" fo:font-size="12pt" officeooo:rsid="00268784" officeooo:paragraph-rsid="0016c4cb" style:font-size-asian="12pt" style:font-size-complex="12pt"/>
    </style:style>
    <style:style style:name="P95" style:family="paragraph" style:parent-style-name="Preformatted_20_Text">
      <style:text-properties style:font-name="Liberation Serif" fo:font-size="12pt" officeooo:paragraph-rsid="0016c4cb" style:font-size-asian="12pt" style:font-size-complex="12pt"/>
    </style:style>
    <style:style style:name="P96" style:family="paragraph" style:parent-style-name="Preformatted_20_Text">
      <style:text-properties style:font-name="Liberation Serif" fo:font-size="12pt" officeooo:paragraph-rsid="0022bd27" style:font-size-asian="12pt" style:font-size-complex="12pt"/>
    </style:style>
    <style:style style:name="P97" style:family="paragraph" style:parent-style-name="Preformatted_20_Text">
      <style:text-properties style:font-name="Liberation Serif" fo:font-size="12pt" officeooo:rsid="00129da7" officeooo:paragraph-rsid="0016c4cb" style:font-size-asian="12pt" style:font-size-complex="12pt"/>
    </style:style>
    <style:style style:name="P98" style:family="paragraph" style:parent-style-name="Preformatted_20_Text">
      <style:text-properties style:font-name="Liberation Serif" fo:font-size="12pt" officeooo:rsid="0028efe4" officeooo:paragraph-rsid="0016c4cb" style:font-size-asian="12pt" style:font-size-complex="12pt"/>
    </style:style>
    <style:style style:name="P99" style:family="paragraph" style:parent-style-name="Preformatted_20_Text">
      <style:text-properties style:font-name="Liberation Serif" fo:font-size="12pt" officeooo:rsid="00131b42" officeooo:paragraph-rsid="0016c4cb" style:font-size-asian="12pt" style:font-size-complex="12pt"/>
    </style:style>
    <style:style style:name="P100" style:family="paragraph" style:parent-style-name="Preformatted_20_Text">
      <style:text-properties style:font-name="Liberation Serif" fo:font-size="12pt" officeooo:rsid="00143a95" officeooo:paragraph-rsid="0016c4cb" style:font-size-asian="12pt" style:font-size-complex="12pt"/>
    </style:style>
    <style:style style:name="P101" style:family="paragraph" style:parent-style-name="Preformatted_20_Text">
      <style:text-properties style:font-name="Liberation Serif" fo:font-size="12pt" fo:font-weight="bold" officeooo:rsid="0024386c" officeooo:paragraph-rsid="0016c4cb" style:font-size-asian="10.5pt" style:font-weight-asian="bold" style:font-size-complex="12pt" style:font-weight-complex="bold"/>
    </style:style>
    <style:style style:name="P102" style:family="paragraph" style:parent-style-name="Preformatted_20_Text">
      <style:text-properties style:font-name="Liberation Serif" fo:font-size="12pt" fo:font-weight="bold" officeooo:rsid="0025bf81" officeooo:paragraph-rsid="0016c4cb" style:font-size-asian="10.5pt" style:font-weight-asian="bold" style:font-size-complex="12pt" style:font-weight-complex="bold"/>
    </style:style>
    <style:style style:name="P103" style:family="paragraph" style:parent-style-name="Preformatted_20_Text">
      <style:text-properties style:font-name="Liberation Serif" fo:font-size="12pt" fo:font-weight="bold" officeooo:rsid="0026df12" officeooo:paragraph-rsid="0016c4cb" style:font-size-asian="10.5pt" style:font-weight-asian="bold" style:font-size-complex="12pt" style:font-weight-complex="bold"/>
    </style:style>
    <style:style style:name="P104" style:family="paragraph" style:parent-style-name="Preformatted_20_Text">
      <style:text-properties style:font-name="Liberation Serif" fo:font-size="12pt" fo:font-weight="bold" officeooo:rsid="00279c56" officeooo:paragraph-rsid="0016c4cb" style:font-size-asian="10.5pt" style:font-weight-asian="bold" style:font-size-complex="12pt" style:font-weight-complex="bold"/>
    </style:style>
    <style:style style:name="P105" style:family="paragraph" style:parent-style-name="Preformatted_20_Text">
      <style:text-properties style:font-name="Liberation Serif" fo:font-size="12pt" fo:font-weight="bold" officeooo:rsid="0022bd27" officeooo:paragraph-rsid="0022bd27" style:font-size-asian="10.5pt" style:font-weight-asian="bold" style:font-size-complex="12pt" style:font-weight-complex="bold"/>
    </style:style>
    <style:style style:name="P106" style:family="paragraph" style:parent-style-name="Preformatted_20_Text">
      <style:text-properties style:font-name="Liberation Serif" fo:font-size="12pt" fo:font-weight="normal" officeooo:rsid="0010beac" officeooo:paragraph-rsid="0016c4cb" style:font-size-asian="10.5pt" style:font-weight-asian="normal" style:font-size-complex="12pt" style:font-weight-complex="normal"/>
    </style:style>
    <style:style style:name="P107" style:family="paragraph" style:parent-style-name="Preformatted_20_Text">
      <style:text-properties style:font-name="Liberation Serif" fo:font-size="12pt" officeooo:rsid="0010beac" officeooo:paragraph-rsid="0016c4cb" style:font-size-asian="10.5pt" style:font-size-complex="12pt"/>
    </style:style>
    <style:style style:name="P108" style:family="paragraph" style:parent-style-name="Preformatted_20_Text">
      <style:text-properties style:font-name="Liberation Serif" fo:font-size="12pt" officeooo:rsid="0010beac" officeooo:paragraph-rsid="001a542b" style:font-size-asian="10.5pt" style:font-size-complex="12pt"/>
    </style:style>
    <style:style style:name="P109" style:family="paragraph" style:parent-style-name="Preformatted_20_Text">
      <style:text-properties style:font-name="Liberation Serif" fo:font-size="12pt" officeooo:rsid="0011eba2" officeooo:paragraph-rsid="0016c4cb" style:font-size-asian="10.5pt" style:font-size-complex="12pt"/>
    </style:style>
    <style:style style:name="P110" style:family="paragraph" style:parent-style-name="Preformatted_20_Text">
      <style:text-properties style:font-name="Liberation Serif" fo:font-size="12pt" officeooo:rsid="0024386c" officeooo:paragraph-rsid="0016c4cb" style:font-size-asian="10.5pt" style:font-size-complex="12pt"/>
    </style:style>
    <style:style style:name="P111" style:family="paragraph" style:parent-style-name="Preformatted_20_Text">
      <style:text-properties style:font-name="Liberation Serif" fo:font-size="12pt" officeooo:rsid="0024386c" officeooo:paragraph-rsid="001b4003" style:font-size-asian="10.5pt" style:font-size-complex="12pt"/>
    </style:style>
    <style:style style:name="P112" style:family="paragraph" style:parent-style-name="Preformatted_20_Text">
      <style:text-properties style:font-name="Liberation Serif" fo:font-size="12pt" officeooo:rsid="0025bf81" officeooo:paragraph-rsid="0016c4cb" style:font-size-asian="10.5pt" style:font-size-complex="12pt"/>
    </style:style>
    <style:style style:name="P113" style:family="paragraph" style:parent-style-name="Preformatted_20_Text">
      <style:text-properties style:font-name="Liberation Serif" fo:font-size="12pt" officeooo:rsid="0025bf81" officeooo:paragraph-rsid="001cf8a1" style:font-size-asian="10.5pt" style:font-size-complex="12pt"/>
    </style:style>
    <style:style style:name="P114" style:family="paragraph" style:parent-style-name="Preformatted_20_Text">
      <style:text-properties style:font-name="Liberation Serif" fo:font-size="12pt" officeooo:rsid="0026df12" officeooo:paragraph-rsid="0016c4cb" style:font-size-asian="10.5pt" style:font-size-complex="12pt"/>
    </style:style>
    <style:style style:name="P115" style:family="paragraph" style:parent-style-name="Preformatted_20_Text">
      <style:text-properties style:font-name="Liberation Serif" fo:font-size="12pt" officeooo:rsid="00279c56" officeooo:paragraph-rsid="0016c4cb" style:font-size-asian="10.5pt" style:font-size-complex="12pt"/>
    </style:style>
    <style:style style:name="P116" style:family="paragraph" style:parent-style-name="Preformatted_20_Text">
      <style:text-properties style:font-name="Liberation Serif" fo:font-size="12pt" fo:language="es" fo:country="ES" style:text-underline-style="solid" style:text-underline-width="auto" style:text-underline-color="font-color" officeooo:rsid="0002541d" officeooo:paragraph-rsid="0016c4cb" style:font-size-asian="10.5pt" style:font-size-complex="12pt"/>
    </style:style>
    <style:style style:name="P117" style:family="paragraph" style:parent-style-name="Preformatted_20_Text">
      <style:text-properties style:font-name="Liberation Serif" fo:font-size="18pt" officeooo:rsid="00162c3a" officeooo:paragraph-rsid="001e9fef" style:font-size-asian="18pt" style:font-size-complex="18pt"/>
    </style:style>
    <style:style style:name="P118" style:family="paragraph" style:parent-style-name="Preformatted_20_Text">
      <style:text-properties style:font-name="Liberation Serif" fo:font-size="18pt" officeooo:rsid="001e9fef" officeooo:paragraph-rsid="001e9fef" style:font-size-asian="18pt" style:font-size-complex="18pt"/>
    </style:style>
    <style:style style:name="P119" style:family="paragraph" style:parent-style-name="Preformatted_20_Text">
      <style:text-properties style:font-name="Liberation Serif" fo:font-size="18pt" officeooo:rsid="0017383c" officeooo:paragraph-rsid="0016c4cb" style:font-size-asian="18pt" style:font-size-complex="18pt"/>
    </style:style>
    <style:style style:name="P120" style:family="paragraph" style:parent-style-name="Preformatted_20_Text">
      <style:text-properties style:font-name="Liberation Serif" fo:font-size="18pt" officeooo:rsid="00129da7" officeooo:paragraph-rsid="0016c4cb" style:font-size-asian="18pt" style:font-size-complex="18pt"/>
    </style:style>
    <style:style style:name="P121" style:family="paragraph" style:parent-style-name="Preformatted_20_Text">
      <style:paragraph-properties fo:text-align="end" style:justify-single-word="false"/>
      <style:text-properties style:font-name="Liberation Serif" fo:font-size="16pt" officeooo:rsid="002002f8" officeooo:paragraph-rsid="002002f8" style:font-size-asian="16pt" style:font-size-complex="16pt"/>
    </style:style>
    <style:style style:name="P122" style:family="paragraph" style:parent-style-name="Preformatted_20_Text">
      <style:text-properties style:font-name="Liberation Serif" fo:font-size="16pt" officeooo:rsid="0018a3b8" officeooo:paragraph-rsid="0016c4cb" style:font-size-asian="16pt" style:font-size-complex="16pt"/>
    </style:style>
    <style:style style:name="P123" style:family="paragraph" style:parent-style-name="Preformatted_20_Text">
      <style:text-properties style:font-name="Liberation Serif" fo:font-size="16pt" officeooo:rsid="0018a3b8" officeooo:paragraph-rsid="0016c4cb" style:font-size-asian="14pt" style:font-size-complex="16pt"/>
    </style:style>
    <style:style style:name="P124" style:family="paragraph" style:parent-style-name="Preformatted_20_Text">
      <style:text-properties style:font-name="Liberation Serif" fo:font-size="14pt" officeooo:rsid="0018a3b8" officeooo:paragraph-rsid="0016c4cb" style:font-size-asian="14pt" style:font-size-complex="14pt"/>
    </style:style>
    <style:style style:name="P125" style:family="paragraph" style:parent-style-name="Preformatted_20_Text" style:list-style-name="L1">
      <style:text-properties style:font-name="Liberation Serif" fo:font-size="14pt" officeooo:rsid="0018a3b8" officeooo:paragraph-rsid="0016c4cb" style:font-size-asian="14pt" style:font-size-complex="14pt"/>
    </style:style>
    <style:style style:name="P126" style:family="paragraph" style:parent-style-name="Preformatted_20_Text">
      <style:text-properties style:font-name="Liberation Serif" fo:font-size="12pt" officeooo:rsid="0018a3b8" officeooo:paragraph-rsid="0016c4cb" style:font-size-asian="14pt" style:font-size-complex="14pt"/>
    </style:style>
    <style:style style:name="P127" style:family="paragraph" style:parent-style-name="Preformatted_20_Text" style:list-style-name="L1">
      <style:text-properties style:font-name="Liberation Serif" fo:font-size="12pt" officeooo:rsid="0018a3b8" officeooo:paragraph-rsid="0016c4cb" style:font-size-asian="14pt" style:font-size-complex="14pt"/>
    </style:style>
    <style:style style:name="P128" style:family="paragraph" style:parent-style-name="Preformatted_20_Text" style:list-style-name="L1">
      <style:text-properties style:font-name="Liberation Serif" officeooo:paragraph-rsid="0016c4cb"/>
    </style:style>
    <style:style style:name="T1" style:family="text">
      <style:text-properties fo:font-weight="bold" style:font-weight-asian="bold" style:font-weight-complex="bold"/>
    </style:style>
    <style:style style:name="T2" style:family="text">
      <style:text-properties fo:font-weight="bold" officeooo:rsid="00143a95" style:font-weight-asian="bold" style:font-weight-complex="bold"/>
    </style:style>
    <style:style style:name="T3" style:family="text">
      <style:text-properties fo:font-weight="bold" officeooo:rsid="001c3741" style:font-weight-asian="bold" style:font-weight-complex="bold"/>
    </style:style>
    <style:style style:name="T4" style:family="text">
      <style:text-properties fo:font-weight="bold" officeooo:rsid="001c6ceb" style:font-weight-asian="bold" style:font-weight-complex="bold"/>
    </style:style>
    <style:style style:name="T5" style:family="text">
      <style:text-properties fo:font-weight="bold" officeooo:rsid="001dd99e" style:font-weight-asian="bold" style:font-weight-complex="bold"/>
    </style:style>
    <style:style style:name="T6" style:family="text">
      <style:text-properties fo:font-weight="bold" officeooo:rsid="001a542b" style:font-weight-asian="bold" style:font-weight-complex="bold"/>
    </style:style>
    <style:style style:name="T7" style:family="text">
      <style:text-properties fo:font-weight="bold" officeooo:rsid="0020e178" style:font-weight-asian="bold" style:font-weight-complex="bold"/>
    </style:style>
    <style:style style:name="T8" style:family="text">
      <style:text-properties fo:font-weight="bold" officeooo:rsid="001fa426" style:font-weight-asian="bold" style:font-weight-complex="bold"/>
    </style:style>
    <style:style style:name="T9" style:family="text">
      <style:text-properties fo:font-weight="bold" officeooo:rsid="0024f0db" style:font-weight-asian="bold" style:font-weight-complex="bold"/>
    </style:style>
    <style:style style:name="T10" style:family="text">
      <style:text-properties fo:font-weight="bold" officeooo:rsid="001cf8a1" style:font-weight-asian="bold" style:font-weight-complex="bold"/>
    </style:style>
    <style:style style:name="T11" style:family="text">
      <style:text-properties fo:font-weight="bold" officeooo:rsid="00269eb8" style:font-weight-asian="bold" style:font-weight-complex="bold"/>
    </style:style>
    <style:style style:name="T12" style:family="text">
      <style:text-properties fo:font-weight="bold" officeooo:rsid="00189270" style:font-weight-asian="bold" style:font-weight-complex="bold"/>
    </style:style>
    <style:style style:name="T13" style:family="text">
      <style:text-properties fo:font-weight="bold" officeooo:rsid="001b4003" style:font-weight-asian="bold" style:font-weight-complex="bold"/>
    </style:style>
    <style:style style:name="T14" style:family="text">
      <style:text-properties fo:font-weight="bold" officeooo:rsid="0016c4cb" style:font-weight-asian="bold" style:font-weight-complex="bold"/>
    </style:style>
    <style:style style:name="T15" style:family="text">
      <style:text-properties fo:font-weight="bold" officeooo:rsid="0023ec39" style:font-weight-asian="bold" style:font-weight-complex="bold"/>
    </style:style>
    <style:style style:name="T16" style:family="text">
      <style:text-properties fo:font-weight="bold" officeooo:rsid="00268784" style:font-weight-asian="bold" style:font-weight-complex="bold"/>
    </style:style>
    <style:style style:name="T17" style:family="text">
      <style:text-properties fo:font-weight="bold" officeooo:rsid="0022bd27" style:font-weight-asian="bold" style:font-weight-complex="bold"/>
    </style:style>
    <style:style style:name="T18" style:family="text">
      <style:text-properties fo:font-weight="bold" style:font-size-asian="12pt" style:font-weight-asian="bold" style:font-weight-complex="bold"/>
    </style:style>
    <style:style style:name="T19" style:family="text">
      <style:text-properties fo:font-weight="bold" officeooo:rsid="00143a95" style:font-size-asian="12pt" style:font-weight-asian="bold" style:font-weight-complex="bold"/>
    </style:style>
    <style:style style:name="T20" style:family="text">
      <style:text-properties fo:font-weight="bold" officeooo:rsid="001a542b" style:font-size-asian="12pt" style:font-weight-asian="bold" style:font-weight-complex="bold"/>
    </style:style>
    <style:style style:name="T21" style:family="text">
      <style:text-properties fo:font-weight="bold" officeooo:rsid="0010beac" style:font-size-asian="10.5pt" style:font-weight-asian="bold" style:font-weight-complex="bold"/>
    </style:style>
    <style:style style:name="T22" style:family="text">
      <style:text-properties fo:font-weight="bold" officeooo:rsid="001a542b" style:font-size-asian="10.5pt"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034c32"/>
    </style:style>
    <style:style style:name="T25" style:family="text">
      <style:text-properties officeooo:rsid="00012a13"/>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0012a13" style:font-weight-asian="bold" style:font-weight-complex="bold"/>
    </style:style>
    <style:style style:name="T29" style:family="text">
      <style:text-properties style:text-underline-style="none" officeooo:rsid="0002541d"/>
    </style:style>
    <style:style style:name="T30" style:family="text">
      <style:text-properties style:text-underline-style="none" officeooo:rsid="00012a13"/>
    </style:style>
    <style:style style:name="T31" style:family="text">
      <style:text-properties style:text-underline-style="none" officeooo:rsid="001dc277"/>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officeooo:rsid="0002541d" style:font-weight-asian="normal" style:font-weight-complex="normal"/>
    </style:style>
    <style:style style:name="T34" style:family="text">
      <style:text-properties style:text-underline-style="solid" style:text-underline-width="auto" style:text-underline-color="font-color" officeooo:rsid="0002541d"/>
    </style:style>
    <style:style style:name="T35" style:family="text">
      <style:text-properties officeooo:rsid="0023386d"/>
    </style:style>
    <style:style style:name="T36" style:family="text">
      <style:text-properties style:font-name="sans-serif" fo:font-size="12pt"/>
    </style:style>
    <style:style style:name="T37" style:family="text">
      <style:text-properties style:font-name="sans-serif" fo:font-size="12pt" officeooo:rsid="00208b95"/>
    </style:style>
    <style:style style:name="T38" style:family="text">
      <style:text-properties style:font-name="sans-serif" fo:font-size="12pt" officeooo:rsid="0018a3b8" style:font-size-asian="14pt" style:font-size-complex="14pt"/>
    </style:style>
    <style:style style:name="T39" style:family="text">
      <style:text-properties style:font-name="sans-serif" fo:font-size="12pt" officeooo:rsid="0019c976" style:font-size-asian="14pt" style:font-size-complex="14pt"/>
    </style:style>
    <style:style style:name="T40" style:family="text">
      <style:text-properties style:font-name="sans-serif" fo:font-size="12pt" officeooo:rsid="001e9fef" style:font-size-asian="14pt" style:font-size-complex="14pt"/>
    </style:style>
    <style:style style:name="T41" style:family="text">
      <style:text-properties style:font-name="sans-serif" fo:font-size="12pt" officeooo:rsid="0019c976"/>
    </style:style>
    <style:style style:name="T42" style:family="text">
      <style:text-properties officeooo:rsid="00242b78"/>
    </style:style>
    <style:style style:name="T43" style:family="text">
      <style:text-properties officeooo:rsid="0019c976"/>
    </style:style>
    <style:style style:name="T44" style:family="text">
      <style:text-properties officeooo:rsid="0017383c"/>
    </style:style>
    <style:style style:name="T45" style:family="text">
      <style:text-properties officeooo:rsid="0018718c"/>
    </style:style>
    <style:style style:name="T46" style:family="text">
      <style:text-properties officeooo:rsid="001a8782"/>
    </style:style>
    <style:style style:name="T47" style:family="text">
      <style:text-properties officeooo:rsid="0028efe4"/>
    </style:style>
    <style:style style:name="T48" style:family="text">
      <style:text-properties officeooo:rsid="0025bf81"/>
    </style:style>
    <style:style style:name="T49" style:family="text">
      <style:text-properties officeooo:rsid="0026df12"/>
    </style:style>
    <style:style style:name="T50" style:family="text">
      <style:text-properties officeooo:rsid="00279c56"/>
    </style:style>
    <style:style style:name="T51" style:family="text">
      <style:text-properties officeooo:rsid="00131b42"/>
    </style:style>
    <style:style style:name="T52" style:family="text">
      <style:text-properties officeooo:rsid="00269eb8"/>
    </style:style>
    <style:style style:name="T53" style:family="text">
      <style:text-properties officeooo:rsid="00143a95"/>
    </style:style>
    <style:style style:name="T54" style:family="text">
      <style:text-properties officeooo:rsid="001c3741"/>
    </style:style>
    <style:style style:name="T55" style:family="text">
      <style:text-properties officeooo:rsid="001c6ceb"/>
    </style:style>
    <style:style style:name="T56" style:family="text">
      <style:text-properties officeooo:rsid="001dd99e"/>
    </style:style>
    <style:style style:name="T57" style:family="text">
      <style:text-properties officeooo:rsid="0023ec39"/>
    </style:style>
    <style:style style:name="T58" style:family="text">
      <style:text-properties officeooo:rsid="00268784"/>
    </style:style>
    <style:style style:name="T59" style:family="text">
      <style:text-properties officeooo:rsid="001fa426"/>
    </style:style>
    <style:style style:name="T60" style:family="text">
      <style:text-properties officeooo:rsid="0024f0db"/>
    </style:style>
    <style:style style:name="T61" style:family="text">
      <style:text-properties officeooo:rsid="00181724"/>
    </style:style>
    <style:style style:name="T62" style:family="text">
      <style:text-properties officeooo:rsid="001839f2"/>
    </style:style>
    <style:style style:name="T63" style:family="text">
      <style:text-properties officeooo:rsid="00189270"/>
    </style:style>
    <style:style style:name="T64" style:family="text">
      <style:text-properties officeooo:rsid="001a542b"/>
    </style:style>
    <style:style style:name="T65" style:family="text">
      <style:text-properties style:font-size-asian="12pt"/>
    </style:style>
    <style:style style:name="T66" style:family="text">
      <style:text-properties officeooo:rsid="00143a95" style:font-size-asian="12pt"/>
    </style:style>
    <style:style style:name="T67" style:family="text">
      <style:text-properties officeooo:rsid="0010beac" style:font-size-asian="10.5pt"/>
    </style:style>
    <style:style style:name="T68" style:family="text">
      <style:text-properties officeooo:rsid="001dd99e" style:font-size-asian="10.5pt"/>
    </style:style>
    <style:style style:name="T69" style:family="text">
      <style:text-properties officeooo:rsid="001b4003"/>
    </style:style>
    <style:style style:name="T70" style:family="text">
      <style:text-properties officeooo:rsid="001cf8a1"/>
    </style:style>
    <style:style style:name="T71" style:family="text">
      <style:text-properties officeooo:rsid="001e9fef"/>
    </style:style>
    <style:style style:name="T72" style:family="text">
      <style:text-properties fo:font-size="16pt" style:font-size-asian="16pt" style:font-size-complex="16pt"/>
    </style:style>
    <style:style style:name="T73" style:family="text">
      <style:text-properties fo:font-size="16pt" officeooo:rsid="001e9fef" style:font-size-asian="16pt" style:font-size-complex="16pt"/>
    </style:style>
    <style:style style:name="T74" style:family="text">
      <style:text-properties fo:font-size="16pt" style:font-size-complex="16pt"/>
    </style:style>
    <style:style style:name="T75" style:family="text">
      <style:text-properties fo:font-size="16pt" officeooo:rsid="002002f8" style:font-size-complex="16pt"/>
    </style:style>
    <style:style style:name="T76" style:family="text">
      <style:text-properties fo:font-size="16pt" officeooo:rsid="00248583" style:font-size-complex="16pt"/>
    </style:style>
    <style:style style:name="T77" style:family="text">
      <style:text-properties officeooo:rsid="002002f8"/>
    </style:style>
    <style:style style:name="T78" style:family="text">
      <style:text-properties fo:font-size="12pt"/>
    </style:style>
    <style:style style:name="T79" style:family="text">
      <style:text-properties fo:font-size="12pt" officeooo:rsid="0023ec39" style:font-size-asian="10.5pt" style:font-size-complex="12pt"/>
    </style:style>
    <style:style style:name="T80" style:family="text">
      <style:text-properties fo:font-size="12pt" officeooo:rsid="0022bd27" style:font-size-asian="10.5pt" style:font-size-complex="12pt"/>
    </style:style>
    <style:style style:name="T81" style:family="text">
      <style:text-properties fo:font-size="12pt" fo:font-weight="bold" officeooo:rsid="0023ec39" style:font-size-asian="10.5pt" style:font-weight-asian="bold" style:font-size-complex="12pt" style:font-weight-complex="bold"/>
    </style:style>
    <style:style style:name="T82" style:family="text">
      <style:text-properties fo:font-size="12pt" officeooo:rsid="00208b95"/>
    </style:style>
    <style:style style:name="T83" style:family="text">
      <style:text-properties fo:font-size="12pt" officeooo:rsid="0018a3b8" style:font-size-asian="14pt" style:font-size-complex="14pt"/>
    </style:style>
    <style:style style:name="T84" style:family="text">
      <style:text-properties fo:font-size="12pt" officeooo:rsid="0019c976" style:font-size-asian="14pt" style:font-size-complex="14pt"/>
    </style:style>
    <style:style style:name="T85" style:family="text">
      <style:text-properties fo:font-size="12pt" officeooo:rsid="001e9fef" style:font-size-asian="14pt" style:font-size-complex="14pt"/>
    </style:style>
    <style:style style:name="T86" style:family="text">
      <style:text-properties fo:font-size="12pt" officeooo:rsid="0019c976"/>
    </style:style>
    <style:style style:name="T87" style:family="text">
      <style:text-properties officeooo:rsid="0022bd27"/>
    </style:style>
    <style:style style:name="T88" style:family="text">
      <style:text-properties officeooo:rsid="00248583"/>
    </style:style>
    <style:style style:name="T89" style:family="text">
      <style:text-properties fo:font-size="14pt"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53">PROYECTO:</text:p>
      <text:p text:style-name="P60"/>
      <text:p text:style-name="P53"><text:tab/></text:p>
      <text:p text:style-name="P53"/>
      <text:p text:style-name="P53"><text:tab/></text:p>
      <text:p text:style-name="P54"/>
      <text:p text:style-name="P54"/>
      <text:p text:style-name="P54"/>
      <text:p text:style-name="P64">AGENCIA DE VIAJ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5">Grupo c2_2:</text:p>
      <text:p text:style-name="P55"/>
      <text:p text:style-name="P52">Juan Helios García Guzmán</text:p>
      <text:p text:style-name="P52"><text:tab/>Jorge Gangoso Klöck</text:p>
      <text:p text:style-name="P52"><text:tab/>Jorge Aguilera Parejo</text:p>
      <text:p text:style-name="P61"><text:span text:style-name="T31"><text:tab/>Germán Castilla López</text:span></text:p>
      <text:p text:style-name="P60"><text:soft-page-break/>Índice:</text:p>
      <text:p text:style-name="P60"/>
      <text:p text:style-name="P53">1.-Resumen de la aplicación. <text:span text:style-name="T77">(Pág.2)</text:span></text:p>
      <text:p text:style-name="P53"/>
      <text:p text:style-name="P56">2.-Lista de Objetivos. <text:span text:style-name="T77">(Pág.2)</text:span></text:p>
      <text:p text:style-name="P53"/>
      <text:p text:style-name="P57">3.-Miembros implicados. (Pág.3)</text:p>
      <text:p text:style-name="P10"/>
      <text:p text:style-name="P80"><text:span text:style-name="T73"><text:tab/>3.1.-</text:span><text:span text:style-name="T72">Resumen de implicados. </text:span><text:span text:style-name="T75">(Pág.3)</text:span></text:p>
      <text:p text:style-name="P80"><text:span text:style-name="T75"/></text:p>
      <text:p text:style-name="P81"><text:span text:style-name="T75">4.-</text:span><text:span text:style-name="T74">Requisitos Funcionales. </text:span><text:span text:style-name="T76">(Pág.4)</text:span></text:p>
      <text:p text:style-name="P10"/>
      <text:p text:style-name="P58">5.-Requisitos de Información. (Pág.7)</text:p>
      <text:p text:style-name="P10"/>
      <text:p text:style-name="P58">6.-Requisitos No Funcionales. (Pág.8)</text:p>
      <text:p text:style-name="P58"/>
      <text:p text:style-name="P58">7.-Glosario de Términos (Pág.9)</text:p>
      <text:p text:style-name="P10"/>
      <text:p text:style-name="P10"/>
      <text:p text:style-name="P10"/>
      <text:p text:style-name="P10"/>
      <text:p text:style-name="P10"/>
      <text:p text:style-name="P10"/>
      <text:p text:style-name="P10"/>
      <text:p text:style-name="P11"/>
      <text:p text:style-name="P11"><text:tab/></text:p>
      <text:p text:style-name="P46"/>
      <text:p text:style-name="P46"/>
      <text:p text:style-name="P122"/>
      <text:p text:style-name="P122"/>
      <text:p text:style-name="P122"/>
      <text:p text:style-name="P122"/>
      <text:p text:style-name="P122"/>
      <text:p text:style-name="P122"/>
      <text:p text:style-name="P122"/>
      <text:p text:style-name="P121"/>
      <text:p text:style-name="P123"/>
      <text:p text:style-name="P82"/>
      <text:p text:style-name="P82">1</text:p>
      <text:p text:style-name="P118"><text:soft-page-break/>1.-Resumen de la aplicación</text:p>
      <text:p text:style-name="P42"/>
      <text:p text:style-name="P42"><text:span text:style-name="T82">El</text:span><text:span text:style-name="T78"> sistema de la agencia de viajes ofrece a sus clientes (individuales o en grupo) posibles destinos tanto nacionales como en el extranjero. Para cada destino, la agencia ofrece alojamiento en varios hoteles de distinta categoría. Así mismo, se ofrece, para cada destino, una serie de actividades complementarias (excursiones, paseos en barca,etc...).El sistema software que se requiere debe permitir, entre otras cosas:</text:span></text:p>
      <text:p text:style-name="P126"/>
      <text:list xml:id="list3017592710" text:style-name="L1">
        <text:list-header>
          <text:p text:style-name="P128"><text:span text:style-name="T83">-La realización de reservas por parte de los clientes. </text:span><text:span text:style-name="T84">Tanto de forma </text:span><text:span text:style-name="T85">Online</text:span><text:span text:style-name="T84"> como pidiendo citas presenciales en las agencias.</text:span></text:p>
          <text:p text:style-name="P127">-Controlar los pagos asociados a una reserva y al posterior viaje de una manera flexible.</text:p>
          <text:p text:style-name="P127">-Realizar envíos de publicidad personalizada a los clientes habituales con ofertas que les puedan ser de interés.</text:p>
          <text:p text:style-name="P68">-Definir y gestionar circuitos turísticos creados por la agencia.</text:p>
          <text:p text:style-name="P125"><text:span text:style-name="T78">-Gestionar actividades turísticas, como pueden ser: espectáculos, alquileres de vehículos </text:span><text:span text:style-name="T86">y permitir que los clientes dejen reseñas. </text:span></text:p>
          <text:p text:style-name="P70">-L<text:span text:style-name="T78">levar un control de los agentes comerciales que trabajan en las diferentes oficinas de la agencia.</text:span></text:p>
          <text:p text:style-name="P69">-Debe de poder sugerir planes de viaje al cliente comparando las distintas ofertas y dar avisos personalizados según los sitios a los que haya ido.</text:p>
          <text:p text:style-name="P69"/>
        </text:list-header>
      </text:list>
      <text:p text:style-name="P126">Se tiene que desarrollar un<text:span text:style-name="T88">a</text:span> aplicación que permita gestionar toda la información de los viajes y de los negocios internos de la agencia. Esta información debe de poder ser actualizada de forma automática y permitir hacer reservas mientras garantiza que solo los administradores pueden introducir información, <text:span text:style-name="T42">además de asegurar un buen funcionamiento incluso ante caídas del sistema y permitir una evolución flexible para la aplicación.</text:span></text:p>
      <text:p text:style-name="P71"/>
      <text:p text:style-name="P117"><text:span text:style-name="T71">2.-</text:span>Lista de Objetivos. </text:p>
      <text:p text:style-name="P72"/>
      <text:p text:style-name="P91">Los objetivos a alto nivel que debe de cumplir el software son los siguientes:</text:p>
      <text:p text:style-name="P90"/>
      <text:p text:style-name="P90"><text:tab/><text:span text:style-name="T1">OBJ-1</text:span> El sistema almacenará y gestiona<text:span text:style-name="T61">rá</text:span> toda la información relativa a las reservas, <text:tab/>actividades, perfiles de usuario, administradores, agentes comerciales y empresas con las <text:tab/>que se colabora.</text:p>
      <text:p text:style-name="P90"/>
      <text:p text:style-name="P90"><text:tab/><text:span text:style-name="T1">OBJ-2</text:span> El sistema debe ser capaz de actualizar la información de forma automática.</text:p>
      <text:p text:style-name="P90"/>
      <text:p text:style-name="P90"><text:tab/><text:span text:style-name="T1">OBJ-3</text:span> El sistema debe de poder hacer sugerencias a los usuarios en cuanto a destinos, <text:tab/>actividades etc.</text:p>
      <text:p text:style-name="P90"/>
      <text:p text:style-name="P90"><text:tab/><text:span text:style-name="T1">OBJ-4</text:span> Cualquier cliente puede hacer <text:span text:style-name="T43">una reserva siempre y cuando se identifique.</text:span></text:p>
      <text:p text:style-name="P90"><text:tab/></text:p>
      <text:p text:style-name="P90"><text:tab/><text:span text:style-name="T1">OBJ-5</text:span> <text:span text:style-name="T44">Sólo los administradores del sistema podrán introducir y actualizar información que <text:tab/>no se procese automáticamente.</text:span></text:p>
      <text:p text:style-name="P90"/>
      <text:p text:style-name="P90"/>
      <text:p text:style-name="P90"/>
      <text:p text:style-name="P90"/>
      <text:p text:style-name="P73"><text:tab/><text:tab/><text:tab/><text:tab/><text:tab/><text:tab/><text:tab/></text:p>
      <text:p text:style-name="P82">2</text:p>
      <text:p text:style-name="P119"><text:soft-page-break/><text:span text:style-name="T71">3.-Miembros i</text:span>mplicados.</text:p>
      <text:p text:style-name="P43"/>
      <text:p text:style-name="P26">Los usuarios que usan la aplicación de forma directa son dos: el cliente que realiza las reservas y las modifica y el administrador encargado de gestionar el sistema e introducir toda la información necesaria en la base de datos del mismo. <text:span text:style-name="T43">Los clientes pueden estar registrados o no en la plataforma. Los primeros pueden dejar opiniones y recibir ofertas personalizadas aparte de las reservas. <text:s/>Los segundos sólo pueden hacer reservas. El conocimiento informático de los clientes es muy dispar, desde personas con gran habilidad hasta personas sin ninguna. El administrador del sistema es experto en bases de datos y conoce la estructura de la aplicación.</text:span></text:p>
      <text:p text:style-name="P43"/>
      <text:p text:style-name="P43"><text:span text:style-name="T71"><text:tab/></text:span><text:span text:style-name="T73">3.1.-</text:span><text:span text:style-name="T72">Resumen de implicados.</text:span></text:p>
      <text:p text:style-name="P26"/>
      <text:p text:style-name="P26"/>
      <table:table table:name="Tabla1" table:style-name="Tabla1">
        <table:table-column table:style-name="Tabla1.A" table:number-columns-repeated="3"/>
        <table:table-column table:style-name="Tabla1.D"/>
        <table:table-row>
          <table:table-cell table:style-name="Tabla1.A1" office:value-type="string">
            <text:p text:style-name="P1">Nombre</text:p>
          </table:table-cell>
          <table:table-cell table:style-name="Tabla1.A1" office:value-type="string">
            <text:p text:style-name="P1">Descripción</text:p>
          </table:table-cell>
          <table:table-cell table:style-name="Tabla1.A1" office:value-type="string">
            <text:p text:style-name="P1">Tipo</text:p>
          </table:table-cell>
          <table:table-cell table:style-name="Tabla1.D1" office:value-type="string">
            <text:p text:style-name="P1">Responsabilidad</text:p>
          </table:table-cell>
        </table:table-row>
        <table:table-row>
          <table:table-cell table:style-name="Tabla1.A2" office:value-type="string">
            <text:p text:style-name="P47">Cliente <text:span text:style-name="T43">registrado.</text:span></text:p>
          </table:table-cell>
          <table:table-cell table:style-name="Tabla1.A2" office:value-type="string">
            <text:p text:style-name="P2">Cliente que hace reservas y deja opiniones. Consta en la base de datos del sistema.</text:p>
          </table:table-cell>
          <table:table-cell table:style-name="Tabla1.A2" office:value-type="string">
            <text:p text:style-name="P1">Usuario <text:span text:style-name="T45">producto</text:span></text:p>
          </table:table-cell>
          <table:table-cell table:style-name="Tabla1.D2" office:value-type="string">
            <text:p text:style-name="P1">Dar la información requerida <text:span text:style-name="T46">para hacer la reserva</text:span>.</text:p>
            <text:p text:style-name="P2">Puede dejar opiniones.</text:p>
          </table:table-cell>
        </table:table-row>
        <table:table-row>
          <table:table-cell table:style-name="Tabla1.A2" office:value-type="string">
            <text:p text:style-name="P48">Cliente no registrado</text:p>
          </table:table-cell>
          <table:table-cell table:style-name="Tabla1.A2" office:value-type="string">
            <text:p text:style-name="P2">Cliente que hace reservas pero no consta en la base de datos del sistema.</text:p>
          </table:table-cell>
          <table:table-cell table:style-name="Tabla1.A2" office:value-type="string">
            <text:p text:style-name="P2">Usuario producto.</text:p>
          </table:table-cell>
          <table:table-cell table:style-name="Tabla1.D2" office:value-type="string">
            <text:p text:style-name="P1">Dar la información requerida <text:span text:style-name="T46">para hacer la reserva</text:span>.</text:p>
          </table:table-cell>
        </table:table-row>
        <table:table-row>
          <table:table-cell table:style-name="Tabla1.A2" office:value-type="string">
            <text:p text:style-name="P47">Administrador</text:p>
          </table:table-cell>
          <table:table-cell table:style-name="Tabla1.A2" office:value-type="string">
            <text:p text:style-name="P2">Administrador del sistema de la agencia de viajes.</text:p>
          </table:table-cell>
          <table:table-cell table:style-name="Tabla1.A2" office:value-type="string">
            <text:p text:style-name="P3">Usuario producto</text:p>
          </table:table-cell>
          <table:table-cell table:style-name="Tabla1.D2" office:value-type="string">
            <text:p text:style-name="P1">Gestor de todos los datos del sistema.</text:p>
          </table:table-cell>
        </table:table-row>
        <table:table-row>
          <table:table-cell table:style-name="Tabla1.A2" office:value-type="string">
            <text:p text:style-name="P49">Empresa de terceros</text:p>
          </table:table-cell>
          <table:table-cell table:style-name="Tabla1.A2" office:value-type="string">
            <text:p text:style-name="P2">Empresas a las que la agencia de viajes contrata los servicios como los vuelos o los hoteles.</text:p>
          </table:table-cell>
          <table:table-cell table:style-name="Tabla1.A2" office:value-type="string">
            <text:p text:style-name="P3">Usuario sistema</text:p>
          </table:table-cell>
          <table:table-cell table:style-name="Tabla1.D2" office:value-type="string">
            <text:p text:style-name="P2">Su r<text:span text:style-name="T62">esponsabilidad es proporcionar información sobre las actividades que ofertan.</text:span></text:p>
          </table:table-cell>
        </table:table-row>
        <table:table-row>
          <table:table-cell table:style-name="Tabla1.A2" office:value-type="string">
            <text:p text:style-name="P50">Oficina de la agencia.</text:p>
          </table:table-cell>
          <table:table-cell table:style-name="Tabla1.A2" office:value-type="string">
            <text:p text:style-name="P2">T<text:span text:style-name="T62">e</text:span>rminal física donde también se pueden tramitar las reservas.</text:p>
          </table:table-cell>
          <table:table-cell table:style-name="Tabla1.A2" office:value-type="string">
            <text:p text:style-name="P3">Usuario sistema</text:p>
          </table:table-cell>
          <table:table-cell table:style-name="Tabla1.D2" office:value-type="string">
            <text:p text:style-name="P3">P<text:span text:style-name="T46">roporcionar los datos de su ubicación y contacto además de sus trabajadores</text:span></text:p>
          </table:table-cell>
        </table:table-row>
      </table:table>
      <text:p text:style-name="P26"/>
      <text:p text:style-name="P26"/>
      <text:p text:style-name="P15"/>
      <text:p text:style-name="P12"/>
      <text:p text:style-name="P62"/>
      <text:p text:style-name="P62"/>
      <text:p text:style-name="P62"/>
      <text:p text:style-name="P62"/>
      <text:p text:style-name="P67"/>
      <text:p text:style-name="P67"/>
      <text:p text:style-name="P67">3</text:p>
      <text:p text:style-name="P65"><text:soft-page-break/><text:span text:style-name="T77">4.-</text:span>REQUISITOS FUNCIONALES</text:p>
      <text:p text:style-name="P16"/>
      <text:p text:style-name="P87"><text:span text:style-name="T1">RF 1.</text:span> <text:span text:style-name="T53">Gestión de reservas.</text:span></text:p>
      <text:p text:style-name="P106"><text:tab/><text:span text:style-name="T19">RF 1.1</text:span><text:span text:style-name="T66"> </text:span><text:span text:style-name="T65">Realización de las reservas por parte de los clientes.</text:span></text:p>
      <text:p text:style-name="P106"><text:span text:style-name="T65"/></text:p>
      <text:p text:style-name="P33"><text:tab/><text:tab/><text:span text:style-name="T2">RF 1.1.1</text:span><text:span text:style-name="T53"> Se pueden hacer reservas individualmente o en grupo y pueden elegir <text:tab/><text:tab/><text:tab/>destinos nacionales o extranjeros. <text:s/>Las reservas individuales siempre requerirán datos <text:tab/><text:tab/>de pago y DNI a parte de los datos que requiera el país destino. Las reservas grupales <text:tab/><text:tab/>necesitarán los mismos datos que las individuales y una persona responsable de la <text:tab/><text:tab/>reserva.</text:span></text:p>
      <text:p text:style-name="P33"/>
      <text:p text:style-name="P36"><text:tab/><text:tab/><text:span text:style-name="T1">RF 1.1.2</text:span> Opción de reservar sin registrarse o registrándose. <text:s/><text:span text:style-name="T54">Los datos del usuarios <text:tab/><text:tab/>que reserva sin registrarse se guardarán hasta el momento de la reserva y luego se <text:tab/><text:tab/>eliminarán. Los datos del usuario registrado se guardan.</text:span></text:p>
      <text:p text:style-name="P36"/>
      <text:p text:style-name="P36"><text:tab/><text:tab/><text:span text:style-name="T1">RF 1.1.3</text:span> <text:s/><text:span text:style-name="T54">El cliente puede poner filtros de búsqueda para limitar sus elecciones</text:span>. <text:tab/><text:tab/><text:tab/><text:span text:style-name="T54">Estos filtros serán destino, tipo de actividad, puntuación media, precio y fecha.</text:span></text:p>
      <text:p text:style-name="P36"/>
      <text:p text:style-name="P36"><text:tab/><text:tab/><text:span text:style-name="T3">RF 1.1.4</text:span><text:span text:style-name="T54"> Puede cancelar la reserva. La cancelación de la reserva tendrá que ser con <text:tab/><text:tab/>una semana de antelación para poder devolver el dinero.</text:span></text:p>
      <text:p text:style-name="P36"/>
      <text:p text:style-name="P36"><text:tab/><text:tab/><text:span text:style-name="T3">RF 1.1.5</text:span><text:span text:style-name="T54"> Consultar las propias reservas. El cliente podrá ver todos los datos de la <text:tab/><text:tab/>reserva que ha rellenado así como los documentos asociados a la reserva (billetes, <text:tab/><text:tab/>mapas de actividades...).</text:span></text:p>
      <text:p text:style-name="P36"/>
      <text:p text:style-name="P36"><text:tab/><text:tab/><text:span text:style-name="T3">RF 1.1.6</text:span><text:span text:style-name="T54"> Modificar las reservas. Si está disponible se puede modificar las fechas de <text:tab/><text:tab/>la reserva, el número de personas, las actividades y el lugar de alojamiento. </text:span></text:p>
      <text:p text:style-name="P36"/>
      <text:p text:style-name="P38"><text:tab/><text:span text:style-name="T1">RF 1.</text:span><text:span text:style-name="T4">2</text:span><text:span text:style-name="T55"> </text:span><text:s/><text:span text:style-name="T54">Además de los filtros para los destinos deben de existir f</text:span>iltros compatibles con las <text:tab/>actividades <text:span text:style-name="T55">y el </text:span>lugar en el que <text:span text:style-name="T55">se ha hecho la reserva</text:span> . <text:span text:style-name="T54">Además deben de dar sugerencias <text:tab/>sobre el destino en los espacios de publicidad. Estos filtros enlazarán con la modificación de <text:tab/>la reserva si se selecciona.</text:span></text:p>
      <text:p text:style-name="P36"/>
      <text:p text:style-name="P36"><text:tab/><text:span text:style-name="T2">RF 1.3</text:span><text:span text:style-name="T53"> Posibilidad de llevar los billetes y las reservas en la aplicación. </text:span></text:p>
      <text:p text:style-name="P36"><text:tab/></text:p>
      <text:p text:style-name="P36"><text:tab/><text:span text:style-name="T4">RF 1.4</text:span><text:span text:style-name="T55"> Debe poder dar avisos del tiempo que queda hasta que se inicie el viaje.</text:span></text:p>
      <text:p text:style-name="P38"/>
      <text:p text:style-name="P86">RF 2.<text:span text:style-name="T23"> Gestión de pagos asociados a reservas.</text:span></text:p>
      <text:p text:style-name="P33"/>
      <text:p text:style-name="P33"><text:tab/><text:span text:style-name="T5">RF 2.1</text:span><text:span text:style-name="T56"> Se podrá pagar con mediadores de pago, tarjeta de crédito y débito, criptomonedas y <text:tab/>transferencias bancarias.</text:span></text:p>
      <text:p text:style-name="P40"/>
      <text:p text:style-name="P33"><text:tab/><text:span text:style-name="T5">RF 2.2</text:span><text:span text:style-name="T56"> Las cancelaciones se harán desde la modificación de la reserva.</text:span></text:p>
      <text:p text:style-name="P33"/>
      <text:p text:style-name="P33"><text:tab/><text:span text:style-name="T5">RF 2.3</text:span><text:span text:style-name="T56"> <text:s/>Las devoluciones del importe se harán también desde la modificación de la reserva y <text:tab/>solo se devolverá si se hace con una semana de antelación.</text:span></text:p>
      <text:p text:style-name="P33"/>
      <text:p text:style-name="P33"><text:tab/><text:span text:style-name="T5">RF 2.4</text:span><text:span text:style-name="T56"> Se podrá pagar en 4 plazos como máximo.</text:span></text:p>
      <text:p text:style-name="P33"/>
      <text:p text:style-name="P33"/>
      <text:p text:style-name="P83">4</text:p>
      <text:p text:style-name="P33"><text:soft-page-break/><text:tab/><text:span text:style-name="T5">RF 2.5</text:span><text:span text:style-name="T56"> Si el viaje se cancela se darán dos opciones o reservar un nuevo viaje por un importe <text:tab/>parecido o la devolución total del importe.</text:span></text:p>
      <text:p text:style-name="P34"><text:tab/></text:p>
      <text:p text:style-name="P37"><text:tab/><text:span text:style-name="T5">RF 2.6</text:span><text:span text:style-name="T56"> En la reserva se podrá añadir como extra un seguro por un precio establecido.</text:span></text:p>
      <text:p text:style-name="P92"/>
      <text:p text:style-name="P75"><text:span text:style-name="T1">RF </text:span><text:span text:style-name="T6">3.</text:span><text:span text:style-name="T1"> </text:span>Los clientes registrados pueden dejar valoraciones.</text:p>
      <text:p text:style-name="P75"/>
      <text:p text:style-name="P24"><text:tab/><text:span text:style-name="T1">RF. </text:span><text:span text:style-name="T6">3</text:span><text:span text:style-name="T1">.1</text:span> Las valoraciones estarán compuestas por una puntuación de 1 a 10<text:span text:style-name="T69">. Cuanto <text:tab/>mayor el número, mejor la valoración.</text:span></text:p>
      <text:p text:style-name="P24"/>
      <text:p text:style-name="P24"><text:tab/><text:span text:style-name="T1">R</text:span><text:span text:style-name="T7">F</text:span><text:span text:style-name="T1">. </text:span><text:span text:style-name="T6">3.</text:span><text:span text:style-name="T1">2</text:span> Tendrán la posibilidad de añadir comentarios e im<text:span text:style-name="T64">á</text:span>genes a la valoración.</text:p>
      <text:p text:style-name="P24"/>
      <text:p text:style-name="P25"><text:tab/><text:span text:style-name="T1">RF. </text:span><text:span text:style-name="T6">3</text:span><text:span text:style-name="T1">.3</text:span> Se podrá valorar por separado cada comp<text:span text:style-name="T64">o</text:span>nente del viaje, es decir, trayecto, estancia <text:tab/>y actividades realizadas, aparte de una valoración general.</text:p>
      <text:p text:style-name="P39"><text:tab/></text:p>
      <text:p text:style-name="P71"><text:span text:style-name="T1">RF 4. </text:span>Gestión de circuitos turísticos. Está relacionado con actividades turísticas.</text:p>
      <text:p text:style-name="P33"/>
      <text:p text:style-name="P33"><text:tab/><text:span text:style-name="T8">RF 4.1</text:span><text:span text:style-name="T59"> Los circuitos podrán crearse de forma manual por el usuario o ser introducido por los <text:tab/>administradores del sistema. </text:span></text:p>
      <text:p text:style-name="P33"/>
      <text:p text:style-name="P33"><text:tab/><text:tab/><text:span text:style-name="T8">RF 4.1.1</text:span><text:span text:style-name="T59"> En los circuitos se podrán añadir hoteles, actividades y transporte.</text:span></text:p>
      <text:p text:style-name="P33"/>
      <text:p text:style-name="P33"><text:tab/><text:span text:style-name="T8">RF 4.2</text:span><text:span text:style-name="T59"> Los circuitos se podrán modificar y eliminar por parte de los usuarios y por los <text:tab/>administradores.</text:span></text:p>
      <text:p text:style-name="P33"/>
      <text:p text:style-name="P33"><text:tab/><text:span text:style-name="T8">RF 4.3</text:span><text:span text:style-name="T59"> Cuando una actividad deja de estar disponible el circuito con esas actividades la <text:tab/>elimina automáticamente.</text:span></text:p>
      <text:p text:style-name="P33"/>
      <text:p text:style-name="P71"><text:span text:style-name="T1">RF 5.</text:span> Gestión de actividades turísticas. </text:p>
      <text:p text:style-name="P33"/>
      <text:p text:style-name="P33"><text:tab/><text:span text:style-name="T8">RF 5.1</text:span><text:span text:style-name="T59"> Las actividades turísticas dependen del destino. Dependerán de la reserva y de la <text:tab/>fecha.</text:span></text:p>
      <text:p text:style-name="P33"/>
      <text:p text:style-name="P33"><text:tab/><text:span text:style-name="T8">RF 5.2</text:span><text:span text:style-name="T59"> Cuando una actividad deja de estar disponible el sistema la elimina automáticamente.</text:span></text:p>
      <text:p text:style-name="P33"/>
      <text:p text:style-name="P33"><text:tab/><text:span text:style-name="T9">RF 5.3</text:span><text:span text:style-name="T60"> Existe la posibilidad de contratar actividades sin que estas estén contenidas en un <text:tab/>circuito.</text:span></text:p>
      <text:p text:style-name="P33"/>
      <text:p text:style-name="P71"><text:span text:style-name="T1">RF 6.</text:span> Gestión de los agentes comerciales.</text:p>
      <text:p text:style-name="P33"/>
      <text:p text:style-name="P33"><text:tab/><text:span text:style-name="T9">RF 6.1</text:span><text:span text:style-name="T60"> El sistema ofrece información relacionada con las oficinas de la agencia y dentro de <text:tab/>estas de cada uno de los agentes.</text:span></text:p>
      <text:p text:style-name="P33"/>
      <text:p text:style-name="P33"><text:tab/><text:tab/><text:span text:style-name="T9">RF 6.1.2</text:span><text:span text:style-name="T60"> El sistema, a elección del usuario, puede ofrecer la información de la <text:tab/><text:tab/><text:tab/>agencia mas cercana al mismo.</text:span></text:p>
      <text:p text:style-name="P33"/>
      <text:p text:style-name="P33"><text:tab/><text:span text:style-name="T9">RF 6.2 </text:span><text:span text:style-name="T60">El usuario puede ser guiado por la aplicación por un agente conversacional.</text:span></text:p>
      <text:p text:style-name="P33"/>
      <text:p text:style-name="P33"><text:tab/><text:span text:style-name="T10">RF 6.3</text:span><text:span text:style-name="T70"> Se puede añadir quitar y modificar tanto agentes comerciales como locales de la <text:tab/>agencia.</text:span></text:p>
      <text:p text:style-name="P83">5</text:p>
      <text:p text:style-name="P45"><text:soft-page-break/><text:span text:style-name="T1">RF 7.</text:span> Gestión de administradores.</text:p>
      <text:p text:style-name="P45"/>
      <text:p text:style-name="P22"><text:tab/><text:span text:style-name="T1">RF 7.1</text:span> Los administradores tendrán acceso a toda la información contenida en la base de <text:tab/>datos del sistema.</text:p>
      <text:p text:style-name="P22"/>
      <text:p text:style-name="P22"><text:tab/><text:span text:style-name="T1">RF 7.2 </text:span>Los administradores puede hacer modificaciones y agregaciones de cualquier tipo.</text:p>
      <text:p text:style-name="P22"/>
      <text:p text:style-name="P22"><text:tab/><text:span text:style-name="T11">RF 7.3</text:span><text:span text:style-name="T52"> Existirá un registro donde se almacenarán todos los movimientos que haya hecho un <text:tab/>administrador.</text:span></text:p>
      <text:p text:style-name="P22"/>
      <text:p text:style-name="P22"><text:tab/><text:span text:style-name="T12">RF 7.4</text:span><text:span text:style-name="T63"> Se tiene que poder dar de alta y baja a los distintos administradores de la base de <text:tab/>datos.</text:span></text:p>
      <text:p text:style-name="P22"><text:tab/><text:span text:style-name="T13">RF 7.5</text:span><text:span text:style-name="T69"> Podrán dar de baja a los usuarios.</text:span></text:p>
      <text:p text:style-name="P45"/>
      <text:p text:style-name="P77"><text:span text:style-name="T1">RF </text:span><text:span text:style-name="T14">8</text:span><text:span text:style-name="T1">.</text:span> Gestión de empresas externas.</text:p>
      <text:p text:style-name="P23"/>
      <text:p text:style-name="P23"><text:tab/><text:span text:style-name="T1">RF. </text:span><text:span text:style-name="T14">8</text:span><text:span text:style-name="T1">.1</text:span> Empresas externas de transporte, hoteles o actividades <text:span text:style-name="T64">son seleccionadas por el <text:tab/>administrador del sistema para anunciarse.</text:span></text:p>
      <text:p text:style-name="P23"/>
      <text:p text:style-name="P23"><text:tab/><text:tab/><text:span text:style-name="T1">RF. </text:span><text:span text:style-name="T14">8</text:span><text:span text:style-name="T1">.1.1</text:span> Habrá diferentes formas de anunciarse, así como carteles publicitarios y <text:tab/><text:tab/>panfletos en las sedes físicas, pop-ups, banners, vídeos y relacionados en la página <text:tab/><text:tab/>web.</text:p>
      <text:p text:style-name="P23"/>
      <text:p text:style-name="P23"><text:tab/><text:span text:style-name="T1">RF. </text:span><text:span text:style-name="T14">8</text:span><text:span text:style-name="T1">.2</text:span> A los usuarios se les ofrecerá realizar el viaje (transporte, hotel y actividades) con <text:tab/>diferentes empresas, respondiendo a los filtros exigidos por el usuario, poniendo una marca <text:tab/>de distinción a las ofertas y promociones de dichas empresas.</text:p>
      <text:p text:style-name="P23"/>
      <text:p text:style-name="P77"><text:span text:style-name="T1">RF </text:span><text:span text:style-name="T14">9</text:span><text:span text:style-name="T1">. </text:span>Gestión de usuarios.</text:p>
      <text:p text:style-name="P77"/>
      <text:p text:style-name="P23"><text:tab/><text:span text:style-name="T1">RF. </text:span><text:span text:style-name="T14">9</text:span><text:span text:style-name="T1">.</text:span><text:span text:style-name="T6">1</text:span> <text:span text:style-name="T87">Se debe poder añadir, modificar, consultar o eliminar usuarios de la base de datos. <text:tab/>Estas acciones las llevarán a cabo los propios usuarios a menos que se requiera lo contrario.</text:span></text:p>
      <text:p text:style-name="P23"/>
      <text:p text:style-name="P23"><text:tab/><text:span text:style-name="T1">RF. </text:span><text:span text:style-name="T14">9</text:span><text:span text:style-name="T1">.</text:span><text:span text:style-name="T6">2</text:span> Los usuarios también podrán seguir a distintas empresas de transporte, <text:span text:style-name="T87">hostelería</text:span> y <text:tab/>actividades, dando así prioridad a las alternativas que ofrecen dichas empresas, y estar al <text:tab/>tanto de sus promociones.</text:p>
      <text:p text:style-name="P23"/>
      <text:p text:style-name="P23"><text:tab/><text:span text:style-name="T1">RF. </text:span><text:span text:style-name="T14">9</text:span><text:span text:style-name="T1">.</text:span><text:span text:style-name="T6">3</text:span><text:span text:style-name="T1"> </text:span>Los usuarios tendrán la posibilidad de guardar un destino como favorito, y será <text:tab/>notificado automáticamente de las promociones relacionadas con dicho destino.</text:p>
      <text:p text:style-name="P23"><text:tab/></text:p>
      <text:p text:style-name="P23"><text:tab/><text:span text:style-name="T6">RF 9.4</text:span><text:span text:style-name="T64"> Gestión de promociones de usuario.</text:span></text:p>
      <text:p text:style-name="P23"/>
      <text:p text:style-name="P24"><text:tab/><text:tab/><text:span text:style-name="T21">RF </text:span><text:span text:style-name="T22">9.4</text:span><text:span text:style-name="T21">.</text:span><text:span text:style-name="T22">1</text:span><text:span text:style-name="T67"> </text:span><text:span text:style-name="T68">A los usuarios registrados se les realizará e</text:span><text:span text:style-name="T67">nvíos de </text:span><text:span text:style-name="T68">ofertas</text:span><text:span text:style-name="T67"> personalizada</text:span><text:span text:style-name="T68">s</text:span><text:span text:style-name="T67">.</text:span></text:p>
      <text:p text:style-name="P35"/>
      <text:p text:style-name="P35"><text:tab/><text:tab/><text:span text:style-name="T5">RF 9.4.2</text:span><text:span text:style-name="T56"> El sistema aprenderá de los usuarios registrados según los destinos, <text:tab/><text:tab/><text:tab/>búsquedas y actividades seleccionadas.</text:span></text:p>
      <text:p text:style-name="P35"/>
      <text:p text:style-name="P35"><text:tab/><text:tab/><text:span text:style-name="T15">RF 9.4.3</text:span><text:span text:style-name="T57"> El sistema a partir de las valoraciones ofrecidas por el usuario priorizará <text:tab/><text:tab/>cierto tipo de ofertas.</text:span></text:p>
      <text:p text:style-name="P35"/>
      <text:p text:style-name="P83"/>
      <text:p text:style-name="P83">6</text:p>
      <text:p text:style-name="P84"><text:soft-page-break/><text:span text:style-name="T81"><text:tab/><text:tab/>RF 9.4.4</text:span><text:span text:style-name="T79"> Los usuarios registrados tendrán la opción de no recibir ningún tipo de <text:tab/><text:tab/><text:tab/></text:span><text:span text:style-name="T80">o</text:span><text:span text:style-name="T79">ferta.</text:span></text:p>
      <text:p text:style-name="P84"><text:span text:style-name="T79"/></text:p>
      <text:p text:style-name="P35"><text:tab/><text:tab/><text:tab/><text:span text:style-name="T18">RF </text:span><text:span text:style-name="T20">9.4.4.1</text:span><text:span text:style-name="T65"> Los usuarios podrán elegir si ser notificados de más promociones <text:tab/><text:tab/><text:tab/>aparte de las de sus destinos favoritos.</text:span></text:p>
      <text:p text:style-name="P35"/>
      <text:p text:style-name="P35"><text:tab/><text:tab/><text:span text:style-name="T15">RF 9.4.5</text:span><text:span text:style-name="T57"> Las ofertas serán disponibles durante un tiempo determinado ya establecido <text:tab/><text:tab/>por el sistema o por el administrador.</text:span></text:p>
      <text:p text:style-name="P35"/>
      <text:p text:style-name="P35"><text:tab/><text:tab/><text:span text:style-name="T15">RF 9.4.6</text:span><text:span text:style-name="T57"> Las ofertas serán paquetes cerrados, estos no podrán ser modificados por el <text:tab/><text:tab/>usuario.</text:span></text:p>
      <text:p text:style-name="P35"/>
      <text:p text:style-name="P35"><text:tab/><text:tab/><text:span text:style-name="T16">RF 9.4.7</text:span><text:span text:style-name="T58"> Cuando una oferta deja de estar disponible esta será eliminada <text:tab/><text:tab/><text:tab/><text:tab/>automáticamente por el sistema.</text:span></text:p>
      <text:p text:style-name="P35"/>
      <text:p text:style-name="P23"><text:tab/><text:span text:style-name="T1">RF. </text:span><text:span text:style-name="T14">9</text:span><text:span text:style-name="T1">.</text:span><text:span text:style-name="T13">5</text:span> Los usuarios podrán recibir notificaciones de la agencia por correo electrónico o <text:tab/>SMS.</text:p>
      <text:p text:style-name="P23"/>
      <text:p text:style-name="P96"><text:tab/><text:span text:style-name="T13">RF. 9.</text:span><text:span text:style-name="T17">6</text:span><text:span text:style-name="T69"> Los usuarios podrán seguir a otros usuarios para poder ver los viajes realizados y las <text:tab/>reseñas dejadas por dichos usuarios de forma automática y cómoda.</text:span></text:p>
      <text:p text:style-name="P23"/>
      <text:p text:style-name="P23"><text:tab/></text:p>
      <text:p text:style-name="P120"><text:span text:style-name="T87">5.-R</text:span>equisitos de información </text:p>
      <text:p text:style-name="P44"/>
      <text:p text:style-name="P27"><text:span text:style-name="T1">RI-1. Usuarios.</text:span> Datos sobre los usuarios registrados en el sistema.</text:p>
      <text:p text:style-name="P27"/>
      <text:p text:style-name="P28"><text:tab/><text:span text:style-name="T32">Contenido:</text:span> Nombre de usuario, clave de acceso, <text:s/>dirección de correo, opiniones públicas <text:tab/>dadas, <text:span text:style-name="T48">historial de destinos contratados previamente y teléfono</text:span>. <text:span text:style-name="T69">Método</text:span> de pago asociad<text:span text:style-name="T69">o</text:span> <text:span text:style-name="T69">y <text:tab/>DNI son opcionales.</text:span></text:p>
      <text:p text:style-name="P28"/>
      <text:p text:style-name="P27"><text:tab/><text:tab/>Requisitos asociados: RF-<text:span text:style-name="T69">9</text:span></text:p>
      <text:p text:style-name="P101">RI-2. Reservas.</text:p>
      <text:p text:style-name="P101"/>
      <text:p text:style-name="P27"><text:tab/><text:span text:style-name="T32">Contenido:</text:span> <text:span text:style-name="T49">Servicios </text:span>contratado<text:span text:style-name="T49">s(donde se incluyen destinos, hoteles, actividades)</text:span>, datos de <text:tab/>pago, DNI de todas las personas de la reserva, fecha, duración de la estancia <text:span text:style-name="T70">y documentos <text:tab/>asociados a la reservar (billetes etc).</text:span></text:p>
      <text:p text:style-name="P27"/>
      <text:p text:style-name="P27"><text:tab/><text:tab/><text:span text:style-name="T48">Requisitos asociados: RF-1.</text:span></text:p>
      <text:p text:style-name="P29"><text:span text:style-name="T1">RI-3 Administradores.</text:span></text:p>
      <text:p text:style-name="P29"><text:span text:style-name="T1"/></text:p>
      <text:p text:style-name="P29"><text:tab/><text:span text:style-name="T32">Contenido:</text:span> Nombre de usuario, clave de acceso, dirección de correo <text:span text:style-name="T70">y</text:span> número de teléfono.</text:p>
      <text:p text:style-name="P29"/>
      <text:p text:style-name="P29"><text:tab/><text:tab/>Requisitos asociados: RF-<text:span text:style-name="T69">7</text:span></text:p>
      <text:p text:style-name="P102">RI-4 Empresas de terceros.</text:p>
      <text:p text:style-name="P102"/>
      <text:p text:style-name="P29"><text:tab/><text:span text:style-name="T32">Contenido:</text:span> NIF, categoría de la empresa (vuelos, hotel <text:span text:style-name="T69">y actividad</text:span>), servicios asociados a la <text:tab/>empresa <text:span text:style-name="T69">y</text:span> dirección de correo.</text:p>
      <text:p text:style-name="P29"/>
      <text:p text:style-name="P29"><text:tab/><text:tab/><text:span text:style-name="T49">Requisitos asociados: RF-8.</text:span></text:p>
      <text:p text:style-name="P29"/>
      <text:p text:style-name="P78">7</text:p>
      <text:p text:style-name="P85"><text:soft-page-break/></text:p>
      <text:p text:style-name="P102">RI-5 Oficina<text:span text:style-name="T49">s</text:span> de la agencia.</text:p>
      <text:p text:style-name="P105"/>
      <text:p text:style-name="P30"><text:tab/><text:span text:style-name="T32">Contenido:</text:span> Número de identificación de la oficina, <text:span text:style-name="T49">localización, horario y trabajadores en <text:tab/>ella.</text:span></text:p>
      <text:p text:style-name="P30"/>
      <text:p text:style-name="P29"><text:tab/><text:tab/><text:span text:style-name="T49">Requisitos asociados: RF-6.</text:span></text:p>
      <text:p text:style-name="P103">RI-6 Agentes de la agencia.</text:p>
      <text:p text:style-name="P103"/>
      <text:p text:style-name="P31"><text:tab/><text:span text:style-name="T32">Contenido:</text:span> <text:span text:style-name="T70">D</text:span>irección de correo y número de <text:span text:style-name="T70">clientes atendidos en ese mes</text:span>.</text:p>
      <text:p text:style-name="P31"/>
      <text:p text:style-name="P31"><text:tab/><text:tab/>Requisitos asociados RF-6.</text:p>
      <text:p text:style-name="P103">RI-7 Circuitos turísticos.</text:p>
      <text:p text:style-name="P103"/>
      <text:p text:style-name="P31"><text:tab/><text:span text:style-name="T32">Contenido:</text:span> Actividades asociadas al circuito y número de identificación del circuito.</text:p>
      <text:p text:style-name="P31"/>
      <text:p text:style-name="P31"><text:tab/><text:tab/>Requisitos asociados RF-4.</text:p>
      <text:p text:style-name="P103">RI-8 Actividades turísticas.</text:p>
      <text:p text:style-name="P103"/>
      <text:p text:style-name="P31"><text:tab/><text:span text:style-name="T32">Contenido:</text:span> Número de identificación de la actividad, descripción, lugar y fecha.</text:p>
      <text:p text:style-name="P31"/>
      <text:p text:style-name="P31"><text:tab/><text:tab/>Requisitos asociados RF-<text:span text:style-name="T50">5</text:span>.</text:p>
      <text:p text:style-name="P104">RI-9 Promocione<text:span text:style-name="T87">s.</text:span></text:p>
      <text:p text:style-name="P104"/>
      <text:p text:style-name="P32"><text:tab/><text:span text:style-name="T32">Contenido:</text:span> Número de promoción, circuitos o actividades que contengan la promoción <text:span text:style-name="T70">y <text:tab/>lista</text:span> de destinos asociados a la promoción.</text:p>
      <text:p text:style-name="P32"/>
      <text:p text:style-name="P32"><text:tab/><text:tab/>Requisitos asociados RF 1.2 <text:span text:style-name="T47">y</text:span> <text:span text:style-name="T47">RF 9.4</text:span></text:p>
      <text:p text:style-name="P32"/>
      <text:p text:style-name="P32"/>
      <text:p text:style-name="P120"><text:span text:style-name="T88">6.-R</text:span>equisitos no funcionales.</text:p>
      <text:p text:style-name="P20"/>
      <text:p text:style-name="P20"><text:span text:style-name="T1">RNF 1.</text:span> Acceso concurrente seguro. <text:span text:style-name="T47">Varios usuarios pueden acceder a la plataforma a la vez. Además la plataforma deberá de poder lidiar con los casos en los que no queden huecos en el viaje o actividad debido a que otro usuario lo ha reservado antes. </text:span></text:p>
      <text:p text:style-name="P20"/>
      <text:p text:style-name="P20"><text:span text:style-name="T1">RNF 2.</text:span> Segurida<text:span text:style-name="T51">d</text:span> de la información <text:span text:style-name="T51">y privacidad de la información. La información global del sistema solo podrá ser gestionada por el administrador. </text:span></text:p>
      <text:p text:style-name="P20"/>
      <text:p text:style-name="P21"><text:span text:style-name="T1">RNF 3. </text:span>Toda la información personal almacenada debe de cumplir con la RGDP(reglamento general de protección de datos).</text:p>
      <text:p text:style-name="P21"/>
      <text:p text:style-name="P20"><text:span text:style-name="T1">RNF 4.</text:span> <text:span text:style-name="T51">La aplicación debe ser compatible con las cuentas de usuario de Google. El sistema debe permitir el registro de usuario con cuentas Google.</text:span></text:p>
      <text:p text:style-name="P20"/>
      <text:p text:style-name="P16"><text:span text:style-name="T1">RNF 5.</text:span> Debe de ser compatible con iOS, Android y con los navegadores Firefox, Chrome, <text:span text:style-name="T70">Opera y</text:span> Safari. </text:p>
      <text:p text:style-name="P16"/>
      <text:p text:style-name="P16"><text:span text:style-name="T1">RNF 6.</text:span> La interfaz de usuario debe ser intuitiva y bien estructurada. <text:span text:style-name="T47">De manera que una persona con pocos conocimientos informáticos pueda utilizarla sin problemas.</text:span></text:p>
      <text:p text:style-name="P79">8</text:p>
      <text:p text:style-name="P16"><text:soft-page-break/><text:span text:style-name="T1">RNF 7.</text:span> <text:span text:style-name="T35">El sistema deberá guardar en todo momento una copia de seguridad de los datos que serán actualizados de forma periódica.</text:span></text:p>
      <text:p text:style-name="P16"/>
      <text:p text:style-name="P16"><text:span text:style-name="T1">RNF 8.</text:span> <text:span text:style-name="T70">La aplicación debe de tener tiempos de búsqueda adecuados para asegurar la máxima eficiencia por parte de la aplicación de cara al usuario.</text:span></text:p>
      <text:p text:style-name="P16"/>
      <text:p text:style-name="P17"><text:span text:style-name="T1">RNF 9.</text:span> La aplicación <text:span text:style-name="T35">deberá permitir la selección de variedad de idiomas con el fin de ser accesible al público general de varios países y regiones.</text:span></text:p>
      <text:p text:style-name="P17"/>
      <text:p text:style-name="P17"><text:span text:style-name="T1">RNF 10.</text:span> <text:span text:style-name="T35">La aplicación debe de ser capaz de interaccionar con los distintos sistemas de gestión de billetes, hoteles y actividades de las empresas asociadas.</text:span></text:p>
      <text:p text:style-name="P17"/>
      <text:p text:style-name="P18"><text:span text:style-name="T1">RNF 11.</text:span> <text:span text:style-name="T35">La aplicación exigirá una serie de términos y condiciones legales para ser utilizada, evitando así posibles fraudes o demandas injustificadas.</text:span></text:p>
      <text:p text:style-name="P18"/>
      <text:p text:style-name="P19"><text:span text:style-name="T1">RNF 12.</text:span> <text:span text:style-name="T70">La aplicación debe tolerar actualizaciones periódicas de manera que se puedan alterar y ampliar las funciones sin problema.</text:span></text:p>
      <text:p text:style-name="P41"/>
      <text:p text:style-name="P10"/>
      <text:p text:style-name="P66"><text:span text:style-name="T88">7.-</text:span>Glosario de Términos.</text:p>
      <text:p text:style-name="P6"/>
      <text:p text:style-name="P7"><text:span text:style-name="T33">Términos referentes a individuos:</text:span></text:p>
      <text:p text:style-name="P6"/>
      <text:p text:style-name="P8"><text:span text:style-name="T1"><text:tab/>Cliente/Usuario: </text:span>Cualquier entidad que desee utilizar la aplicación de forma externa. <text:tab/>Pueden ser individuos, grupos o empresas y semejantes. Siempre y cuando haya un <text:tab/>respons<text:span text:style-name="T24">a</text:span>ble que aporte sus datos personales. Los usuarios pueden estar o no registrados <text:tab/>para <text:tab/>emplear las funciones de la aplicación siempre y cuando rellenen la información <text:tab/>requerida <text:tab/>para las acciones a realizar (Ej. <text:span text:style-name="T25">Identificación</text:span> para realizar una reserva)</text:p>
      <text:p text:style-name="P7"/>
      <text:p text:style-name="P9"><text:span text:style-name="T1"><text:tab/>Cliente habitual:</text:span> Usuario registrado en el sistema. Sus datos son almacenados hasta el <text:tab/>momento de eliminación de dicho usuario.</text:p>
      <text:p text:style-name="P9"/>
      <text:p text:style-name="P9"><text:span text:style-name="T27"><text:tab/>Agente Comercial:</text:span><text:span text:style-name="T26"> Persona que trabaja de manera presencial en alguna de las sucursales de <text:tab/>la empresa.</text:span></text:p>
      <text:p text:style-name="P4"/>
      <text:p text:style-name="P9"><text:span text:style-name="T26"><text:tab/></text:span><text:span text:style-name="T27">Administrador:</text:span><text:span text:style-name="T26"> Entidad que utiliza la aplicación de forma interna introduciendo, <text:tab/>modificando o extrayendo información y funcionalidades de ella.</text:span></text:p>
      <text:p text:style-name="P4"/>
      <text:p text:style-name="P9"><text:span text:style-name="T34">Términos referentes a productos:</text:span></text:p>
      <text:p text:style-name="P5"/>
      <text:p text:style-name="P9"><text:span text:style-name="T1"><text:tab/>Reserva:</text:span> Producto que ha adquirido un usuario aunque puede no estar completamente <text:tab/>pagado y cuya fecha de consumición no ha finalizado.</text:p>
      <text:p text:style-name="P9"/>
      <text:p text:style-name="P13"><text:span text:style-name="T28"><text:tab/>C</text:span><text:span text:style-name="T27">ircuitos turísticos:</text:span><text:span text:style-name="T26"> </text:span><text:span text:style-name="T30">Producto ofertado que consiste en la unión de varias actividades <text:tab/>distintas relacionadas entre sí </text:span><text:span text:style-name="T29">que el cliente realizará de forma seguida.</text:span></text:p>
      <text:p text:style-name="P14"/>
      <text:p text:style-name="P116">Otros Términos:</text:p>
      <text:p text:style-name="P14"/>
      <text:p text:style-name="P9"><text:span text:style-name="T1"><text:tab/>Reseñas/Valoraciones:</text:span> Puntuación y breve comentario sobre la opinión personal de un <text:tab/>determinado <text:span text:style-name="T26">cliente tras la consumición de un producto ofertado por la aplicación.</text:span></text:p>
      <text:p text:style-name="P63"><text:span text:style-name="T8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23:01:31.963389116</meta:creation-date>
    <dc:date>2019-03-16T22:37:03.651000000</dc:date>
    <meta:editing-duration>PT15M9S</meta:editing-duration>
    <meta:editing-cycles>4</meta:editing-cycles>
    <meta:generator>LibreOffice/6.0.5.2$Windows_X86_64 LibreOffice_project/54c8cbb85f300ac59db32fe8a675ff7683cd5a16</meta:generator>
    <meta:document-statistic meta:table-count="1" meta:image-count="0" meta:object-count="0" meta:page-count="10" meta:paragraph-count="195" meta:word-count="2519" meta:character-count="16268" meta:non-whitespace-character-count="13694"/>
  </office:meta>
</office:document-meta>
</file>